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 svg:font-family="Calibri"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445in" fo:margin-right="0in" fo:margin-top="0in" fo:margin-bottom="0.0972in" style:contextual-spacing="false" fo:line-height="120%" fo:text-indent="-0.4445in" style:auto-text-indent="false"/>
      <style:text-properties style:font-name="Liberation Serif" fo:font-size="12pt"/>
    </style:style>
    <style:style style:name="P2" style:family="paragraph" style:parent-style-name="Standard" style:master-page-name="">
      <loext:graphic-properties draw:fill="none"/>
      <style:paragraph-properties fo:margin-left="0.4366in" fo:margin-right="0in" fo:margin-top="0in" fo:margin-bottom="0in" style:contextual-spacing="false" fo:text-align="start" style:justify-single-word="false" fo:orphans="2" fo:widows="2" fo:hyphenation-ladder-count="no-limit" fo:text-indent="-0.4366in" style:auto-text-indent="false" style:page-number="auto" fo:background-color="transparent" style:writing-mode="lr-tb"/>
      <style:text-properties style:font-name="Liberation Serif" fo:font-size="12pt" fo:hyphenate="false" fo:hyphenation-remain-char-count="2" fo:hyphenation-push-char-count="2" loext:hyphenation-no-caps="false"/>
    </style:style>
    <style:style style:name="P3" style:family="paragraph" style:parent-style-name="Text_20_body">
      <style:text-properties officeooo:paragraph-rsid="00079f02"/>
    </style:style>
    <style:style style:name="P4" style:family="paragraph" style:parent-style-name="Text_20_body">
      <style:text-properties officeooo:rsid="00084f66" officeooo:paragraph-rsid="00084f66"/>
    </style:style>
    <style:style style:name="P5" style:family="paragraph" style:parent-style-name="Text_20_body">
      <style:text-properties officeooo:rsid="000883e7" officeooo:paragraph-rsid="000a7b6f"/>
    </style:style>
    <style:style style:name="P6" style:family="paragraph" style:parent-style-name="Text_20_body">
      <style:text-properties officeooo:paragraph-rsid="000883e7"/>
    </style:style>
    <style:style style:name="P7" style:family="paragraph" style:parent-style-name="Text_20_body">
      <style:text-properties officeooo:paragraph-rsid="000b40ab"/>
    </style:style>
    <style:style style:name="P8" style:family="paragraph" style:parent-style-name="Text_20_body">
      <style:text-properties officeooo:paragraph-rsid="000f3aad"/>
    </style:style>
    <style:style style:name="P9" style:family="paragraph" style:parent-style-name="Text_20_body">
      <style:text-properties officeooo:paragraph-rsid="00124161"/>
    </style:style>
    <style:style style:name="P10" style:family="paragraph" style:parent-style-name="Text_20_body">
      <style:text-properties officeooo:paragraph-rsid="00124546"/>
    </style:style>
    <style:style style:name="P11" style:family="paragraph" style:parent-style-name="Text_20_body">
      <style:text-properties officeooo:paragraph-rsid="00144056"/>
    </style:style>
    <style:style style:name="P12" style:family="paragraph" style:parent-style-name="Text_20_body">
      <style:text-properties officeooo:paragraph-rsid="0014472d"/>
    </style:style>
    <style:style style:name="P13" style:family="paragraph" style:parent-style-name="Text_20_body">
      <style:text-properties officeooo:paragraph-rsid="0016b062"/>
    </style:style>
    <style:style style:name="P14" style:family="paragraph" style:parent-style-name="Text_20_body">
      <style:text-properties officeooo:paragraph-rsid="0018ac2a"/>
    </style:style>
    <style:style style:name="P15" style:family="paragraph" style:parent-style-name="Text_20_body">
      <style:text-properties officeooo:paragraph-rsid="001cc112"/>
    </style:style>
    <style:style style:name="P16" style:family="paragraph" style:parent-style-name="Text_20_body">
      <style:text-properties officeooo:paragraph-rsid="001e5a9d"/>
    </style:style>
    <style:style style:name="P17" style:family="paragraph" style:parent-style-name="Text_20_body">
      <style:text-properties officeooo:rsid="00210d4f" officeooo:paragraph-rsid="00210d4f"/>
    </style:style>
    <style:style style:name="P18" style:family="paragraph" style:parent-style-name="Text_20_body">
      <style:text-properties officeooo:rsid="00237c64" officeooo:paragraph-rsid="00237c64"/>
    </style:style>
    <style:style style:name="P19" style:family="paragraph" style:parent-style-name="Text_20_body">
      <style:text-properties officeooo:rsid="0023e26e" officeooo:paragraph-rsid="0023e26e"/>
    </style:style>
    <style:style style:name="P20" style:family="paragraph" style:parent-style-name="Text_20_body">
      <style:text-properties officeooo:rsid="0024ebdc" officeooo:paragraph-rsid="0024ebdc"/>
    </style:style>
    <style:style style:name="P21" style:family="paragraph" style:parent-style-name="Text_20_body">
      <style:text-properties officeooo:rsid="002622c8" officeooo:paragraph-rsid="002622c8"/>
    </style:style>
    <style:style style:name="P22" style:family="paragraph" style:parent-style-name="Text_20_body">
      <style:text-properties officeooo:rsid="0026a0f1" officeooo:paragraph-rsid="0026a0f1"/>
    </style:style>
    <style:style style:name="P23" style:family="paragraph" style:parent-style-name="Text_20_body">
      <style:text-properties officeooo:rsid="0027d9a7" officeooo:paragraph-rsid="0027d9a7"/>
    </style:style>
    <style:style style:name="P24" style:family="paragraph" style:parent-style-name="Text_20_body">
      <style:text-properties officeooo:rsid="0027f0c2" officeooo:paragraph-rsid="0027f0c2"/>
    </style:style>
    <style:style style:name="P25" style:family="paragraph" style:parent-style-name="Text_20_body">
      <style:text-properties officeooo:rsid="00294116" officeooo:paragraph-rsid="00294116"/>
    </style:style>
    <style:style style:name="P26" style:family="paragraph" style:parent-style-name="Text_20_body">
      <style:text-properties officeooo:rsid="002ae562" officeooo:paragraph-rsid="002ae562"/>
    </style:style>
    <style:style style:name="P27" style:family="paragraph" style:parent-style-name="Text_20_body">
      <style:text-properties officeooo:rsid="002c38d2" officeooo:paragraph-rsid="002c38d2"/>
    </style:style>
    <style:style style:name="P28" style:family="paragraph" style:parent-style-name="Text_20_body">
      <style:text-properties officeooo:paragraph-rsid="002ae562"/>
    </style:style>
    <style:style style:name="P29" style:family="paragraph" style:parent-style-name="Text_20_body">
      <style:text-properties officeooo:paragraph-rsid="002b9ea5"/>
    </style:style>
    <style:style style:name="P30" style:family="paragraph" style:parent-style-name="Text_20_body">
      <style:text-properties officeooo:paragraph-rsid="002ddcf1"/>
    </style:style>
    <style:style style:name="P31" style:family="paragraph" style:parent-style-name="Text_20_body">
      <style:text-properties officeooo:paragraph-rsid="002e922f"/>
    </style:style>
    <style:style style:name="P32" style:family="paragraph" style:parent-style-name="Text_20_body">
      <style:text-properties officeooo:paragraph-rsid="002f9ec9"/>
    </style:style>
    <style:style style:name="P33" style:family="paragraph" style:parent-style-name="Text_20_body">
      <style:text-properties officeooo:rsid="0032d0c3" officeooo:paragraph-rsid="0032d0c3"/>
    </style:style>
    <style:style style:name="P34" style:family="paragraph" style:parent-style-name="Text_20_body">
      <style:text-properties officeooo:rsid="00343eb8" officeooo:paragraph-rsid="0034993e"/>
    </style:style>
    <style:style style:name="P35" style:family="paragraph" style:parent-style-name="Text_20_body">
      <style:text-properties officeooo:rsid="00343eb8" officeooo:paragraph-rsid="00368c71"/>
    </style:style>
    <style:style style:name="P36" style:family="paragraph" style:parent-style-name="Text_20_body">
      <style:text-properties officeooo:rsid="00381efe" officeooo:paragraph-rsid="00381efe"/>
    </style:style>
    <style:style style:name="P37" style:family="paragraph" style:parent-style-name="Text_20_body">
      <style:text-properties officeooo:rsid="00390377" officeooo:paragraph-rsid="00390377"/>
    </style:style>
    <style:style style:name="P38" style:family="paragraph" style:parent-style-name="Text_20_body">
      <style:text-properties officeooo:rsid="003a82fe" officeooo:paragraph-rsid="003a82fe"/>
    </style:style>
    <style:style style:name="P39" style:family="paragraph" style:parent-style-name="Text_20_body">
      <style:text-properties officeooo:rsid="003a82fe" officeooo:paragraph-rsid="003c669a"/>
    </style:style>
    <style:style style:name="P40" style:family="paragraph" style:parent-style-name="Text_20_body">
      <style:text-properties officeooo:rsid="003de8a7" officeooo:paragraph-rsid="003de8a7"/>
    </style:style>
    <style:style style:name="P41" style:family="paragraph" style:parent-style-name="Text_20_body">
      <style:text-properties officeooo:rsid="004029b9" officeooo:paragraph-rsid="004029b9"/>
    </style:style>
    <style:style style:name="P42" style:family="paragraph" style:parent-style-name="Text_20_body">
      <style:text-properties officeooo:rsid="00415d4f" officeooo:paragraph-rsid="00415d4f"/>
    </style:style>
    <style:style style:name="P43" style:family="paragraph" style:parent-style-name="Text_20_body">
      <style:text-properties officeooo:rsid="0045de2e" officeooo:paragraph-rsid="0045de2e"/>
    </style:style>
    <style:style style:name="P44" style:family="paragraph" style:parent-style-name="Text_20_body">
      <style:text-properties officeooo:paragraph-rsid="004845dc"/>
    </style:style>
    <style:style style:name="P45" style:family="paragraph" style:parent-style-name="Text_20_body">
      <style:text-properties officeooo:rsid="004ad7b8" officeooo:paragraph-rsid="004ad7b8"/>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237c64" officeooo:paragraph-rsid="00237c64"/>
    </style:style>
    <style:style style:name="P49" style:family="paragraph" style:parent-style-name="Heading_20_2">
      <style:paragraph-properties fo:line-height="150%"/>
    </style:style>
    <style:style style:name="P50" style:family="paragraph" style:parent-style-name="Heading_20_2">
      <style:paragraph-properties fo:line-height="150%"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883e7" style:font-weight-asian="bold" style:font-weight-complex="bold"/>
    </style:style>
    <style:style style:name="T4" style:family="text">
      <style:text-properties fo:font-weight="bold" officeooo:rsid="000a7b6f" style:font-weight-asian="bold" style:font-weight-complex="bold"/>
    </style:style>
    <style:style style:name="T5" style:family="text">
      <style:text-properties fo:font-weight="bold" officeooo:rsid="000b40ab" style:font-weight-asian="bold" style:font-weight-complex="bold"/>
    </style:style>
    <style:style style:name="T6" style:family="text">
      <style:text-properties fo:font-weight="bold" officeooo:rsid="000d1732" style:font-weight-asian="bold" style:font-weight-complex="bold"/>
    </style:style>
    <style:style style:name="T7" style:family="text">
      <style:text-properties fo:font-weight="bold" officeooo:rsid="000f3aad" style:font-weight-asian="bold" style:font-weight-complex="bold"/>
    </style:style>
    <style:style style:name="T8" style:family="text">
      <style:text-properties fo:font-weight="bold" officeooo:rsid="00124161" style:font-weight-asian="bold" style:font-weight-complex="bold"/>
    </style:style>
    <style:style style:name="T9" style:family="text">
      <style:text-properties fo:font-weight="bold" officeooo:rsid="00124546" style:font-weight-asian="bold" style:font-weight-complex="bold"/>
    </style:style>
    <style:style style:name="T10" style:family="text">
      <style:text-properties fo:font-weight="bold" officeooo:rsid="00144056" style:font-weight-asian="bold" style:font-weight-complex="bold"/>
    </style:style>
    <style:style style:name="T11" style:family="text">
      <style:text-properties fo:font-weight="bold" officeooo:rsid="0014a8e0" style:font-weight-asian="bold" style:font-weight-complex="bold"/>
    </style:style>
    <style:style style:name="T12" style:family="text">
      <style:text-properties fo:font-weight="bold" officeooo:rsid="0016b062" style:font-weight-asian="bold" style:font-weight-complex="bold"/>
    </style:style>
    <style:style style:name="T13" style:family="text">
      <style:text-properties fo:font-weight="bold" officeooo:rsid="001c236f" style:font-weight-asian="bold" style:font-weight-complex="bold"/>
    </style:style>
    <style:style style:name="T14" style:family="text">
      <style:text-properties fo:font-weight="bold" officeooo:rsid="001cc112" style:font-weight-asian="bold" style:font-weight-complex="bold"/>
    </style:style>
    <style:style style:name="T15" style:family="text">
      <style:text-properties fo:font-weight="bold" officeooo:rsid="001e5a9d" style:font-weight-asian="bold" style:font-weight-complex="bold"/>
    </style:style>
    <style:style style:name="T16" style:family="text">
      <style:text-properties fo:font-weight="bold" officeooo:rsid="001edbfd" style:font-weight-asian="bold" style:font-weight-complex="bold"/>
    </style:style>
    <style:style style:name="T17" style:family="text">
      <style:text-properties fo:font-weight="bold" officeooo:rsid="001f66f5" style:font-weight-asian="bold" style:font-weight-complex="bold"/>
    </style:style>
    <style:style style:name="T18" style:family="text">
      <style:text-properties fo:font-weight="bold" officeooo:rsid="00227189" style:font-weight-asian="bold" style:font-weight-complex="bold"/>
    </style:style>
    <style:style style:name="T19" style:family="text">
      <style:text-properties fo:font-weight="bold" officeooo:rsid="002622c8" style:font-weight-asian="bold" style:font-weight-complex="bold"/>
    </style:style>
    <style:style style:name="T20" style:family="text">
      <style:text-properties fo:font-weight="bold" officeooo:rsid="0026a0f1" style:font-weight-asian="bold" style:font-weight-complex="bold"/>
    </style:style>
    <style:style style:name="T21" style:family="text">
      <style:text-properties fo:font-weight="bold" officeooo:rsid="0027d9a7" style:font-weight-asian="bold" style:font-weight-complex="bold"/>
    </style:style>
    <style:style style:name="T22" style:family="text">
      <style:text-properties fo:font-weight="bold" officeooo:rsid="0027f0c2" style:font-weight-asian="bold" style:font-weight-complex="bold"/>
    </style:style>
    <style:style style:name="T23" style:family="text">
      <style:text-properties fo:font-weight="bold" officeooo:rsid="00294116" style:font-weight-asian="bold" style:font-weight-complex="bold"/>
    </style:style>
    <style:style style:name="T24" style:family="text">
      <style:text-properties fo:font-weight="bold" officeooo:rsid="002ae562" style:font-weight-asian="bold" style:font-weight-complex="bold"/>
    </style:style>
    <style:style style:name="T25" style:family="text">
      <style:text-properties fo:font-weight="bold" officeooo:rsid="002c48c5" style:font-weight-asian="bold" style:font-weight-complex="bold"/>
    </style:style>
    <style:style style:name="T26" style:family="text">
      <style:text-properties fo:font-weight="bold" officeooo:rsid="002b9ea5" style:font-weight-asian="bold" style:font-weight-complex="bold"/>
    </style:style>
    <style:style style:name="T27" style:family="text">
      <style:text-properties fo:font-weight="bold" officeooo:rsid="002ddcf1" style:font-weight-asian="bold" style:font-weight-complex="bold"/>
    </style:style>
    <style:style style:name="T28" style:family="text">
      <style:text-properties fo:font-weight="bold" officeooo:rsid="002e922f" style:font-weight-asian="bold" style:font-weight-complex="bold"/>
    </style:style>
    <style:style style:name="T29" style:family="text">
      <style:text-properties fo:font-weight="bold" officeooo:rsid="002f9ec9" style:font-weight-asian="bold" style:font-weight-complex="bold"/>
    </style:style>
    <style:style style:name="T30" style:family="text">
      <style:text-properties fo:font-weight="bold" officeooo:rsid="004845dc" style:font-weight-asian="bold" style:font-weight-complex="bold"/>
    </style:style>
    <style:style style:name="T31" style:family="text">
      <style:text-properties style:font-name-asian="Liberation Serif2" style:font-name-complex="Liberation Serif2"/>
    </style:style>
    <style:style style:name="T32" style:family="text">
      <style:text-properties officeooo:rsid="00079f02" style:font-name-asian="Liberation Serif2" style:font-name-complex="Liberation Serif2"/>
    </style:style>
    <style:style style:name="T33" style:family="text">
      <style:text-properties officeooo:rsid="000f3aad" style:font-name-asian="Liberation Serif2" style:font-name-complex="Liberation Serif2"/>
    </style:style>
    <style:style style:name="T34" style:family="text">
      <style:text-properties fo:font-style="italic" style:font-style-asian="italic" style:font-style-complex="italic"/>
    </style:style>
    <style:style style:name="T35" style:family="text">
      <style:text-properties fo:font-style="italic" officeooo:rsid="00311b16" style:font-style-asian="italic" style:font-style-complex="italic"/>
    </style:style>
    <style:style style:name="T36" style:family="text">
      <style:text-properties style:text-position="sub 58%"/>
    </style:style>
    <style:style style:name="T37" style:family="text">
      <style:text-properties style:text-position="sub 58%" style:font-name="Liberation Serif" officeooo:rsid="001cc112"/>
    </style:style>
    <style:style style:name="T38" style:family="text">
      <style:text-properties officeooo:rsid="00079f02"/>
    </style:style>
    <style:style style:name="T39" style:family="text">
      <style:text-properties officeooo:rsid="00084f66"/>
    </style:style>
    <style:style style:name="T40" style:family="text">
      <style:text-properties officeooo:rsid="000883e7"/>
    </style:style>
    <style:style style:name="T41" style:family="text">
      <style:text-properties officeooo:rsid="000a1038"/>
    </style:style>
    <style:style style:name="T42" style:family="text">
      <style:text-properties officeooo:rsid="000a4ee8"/>
    </style:style>
    <style:style style:name="T43" style:family="text">
      <style:text-properties officeooo:rsid="000a7b6f"/>
    </style:style>
    <style:style style:name="T44" style:family="text">
      <style:text-properties officeooo:rsid="000f3aad"/>
    </style:style>
    <style:style style:name="T45" style:family="text">
      <style:text-properties fo:font-weight="normal" style:font-weight-asian="normal" style:font-weight-complex="normal"/>
    </style:style>
    <style:style style:name="T46" style:family="text">
      <style:text-properties fo:font-weight="normal" officeooo:rsid="000f3aad" style:font-weight-asian="normal" style:font-weight-complex="normal"/>
    </style:style>
    <style:style style:name="T47" style:family="text">
      <style:text-properties fo:font-weight="normal" officeooo:rsid="00152adf" style:font-weight-asian="normal" style:font-weight-complex="normal"/>
    </style:style>
    <style:style style:name="T48" style:family="text">
      <style:text-properties fo:font-weight="normal" officeooo:rsid="002e922f" style:font-weight-asian="normal" style:font-weight-complex="normal"/>
    </style:style>
    <style:style style:name="T49" style:family="text">
      <style:text-properties officeooo:rsid="0010c320"/>
    </style:style>
    <style:style style:name="T50" style:family="text">
      <style:text-properties officeooo:rsid="0010e10f"/>
    </style:style>
    <style:style style:name="T51" style:family="text">
      <style:text-properties officeooo:rsid="00124161"/>
    </style:style>
    <style:style style:name="T52" style:family="text">
      <style:text-properties officeooo:rsid="00124546"/>
    </style:style>
    <style:style style:name="T53" style:family="text">
      <style:text-properties officeooo:rsid="00144056"/>
    </style:style>
    <style:style style:name="T54" style:family="text">
      <style:text-properties style:text-position="0% 100%"/>
    </style:style>
    <style:style style:name="T55" style:family="text">
      <style:text-properties style:text-position="0% 100%" officeooo:rsid="00144056"/>
    </style:style>
    <style:style style:name="T56" style:family="text">
      <style:text-properties style:text-position="0% 100%" officeooo:rsid="00227189"/>
    </style:style>
    <style:style style:name="T57" style:family="text">
      <style:text-properties officeooo:rsid="0014a8e0"/>
    </style:style>
    <style:style style:name="T58" style:family="text">
      <style:text-properties officeooo:rsid="00152adf"/>
    </style:style>
    <style:style style:name="T59" style:family="text">
      <style:text-properties officeooo:rsid="0016b062"/>
    </style:style>
    <style:style style:name="T60" style:family="text">
      <style:text-properties officeooo:rsid="0018ac2a"/>
    </style:style>
    <style:style style:name="T61" style:family="text">
      <style:text-properties officeooo:rsid="001a4292"/>
    </style:style>
    <style:style style:name="T62" style:family="text">
      <style:text-properties officeooo:rsid="001c236f"/>
    </style:style>
    <style:style style:name="T63" style:family="text">
      <style:text-properties officeooo:rsid="001cc112"/>
    </style:style>
    <style:style style:name="T64" style:family="text">
      <style:text-properties style:font-name="Liberation Serif1" officeooo:rsid="001cc112"/>
    </style:style>
    <style:style style:name="T65" style:family="text">
      <style:text-properties style:font-name="Liberation Serif1" fo:language="en" fo:country="US" style:font-name-complex="Calibri"/>
    </style:style>
    <style:style style:name="T66" style:family="text">
      <style:text-properties style:font-name="Liberation Serif1" fo:language="en" fo:country="US" officeooo:rsid="003d8356" style:font-name-complex="Calibri"/>
    </style:style>
    <style:style style:name="T67" style:family="text">
      <style:text-properties style:font-name="Liberation Serif1" fo:language="en" fo:country="US" officeooo:rsid="003a82fe" style:font-name-complex="Calibri"/>
    </style:style>
    <style:style style:name="T68" style:family="text">
      <style:text-properties style:font-name="Liberation Serif1" fo:language="en" fo:country="US" officeooo:rsid="0042f8be" style:font-name-complex="Calibri"/>
    </style:style>
    <style:style style:name="T69" style:family="text">
      <style:text-properties style:font-name="Liberation Serif1" fo:language="en" fo:country="US" fo:font-weight="bold" style:font-weight-asian="bold" style:font-name-complex="Calibri" style:font-weight-complex="bold"/>
    </style:style>
    <style:style style:name="T70" style:family="text">
      <style:text-properties style:font-name="Liberation Serif1" fo:language="en" fo:country="US" fo:font-weight="bold" officeooo:rsid="003c669a" style:font-weight-asian="bold" style:font-name-complex="Calibri" style:font-weight-complex="bold"/>
    </style:style>
    <style:style style:name="T71" style:family="text">
      <style:text-properties style:font-name="Liberation Serif1" fo:language="en" fo:country="US" fo:font-weight="bold" officeooo:rsid="003d8356" style:font-weight-asian="bold" style:font-name-complex="Calibri" style:font-weight-complex="bold"/>
    </style:style>
    <style:style style:name="T72" style:family="text">
      <style:text-properties style:font-name="Liberation Serif1" fo:language="en" fo:country="US" fo:font-weight="bold" officeooo:rsid="0042f8be" style:font-weight-asian="bold" style:font-name-complex="Calibri" style:font-weight-complex="bold"/>
    </style:style>
    <style:style style:name="T73" style:family="text">
      <style:text-properties style:font-name="Liberation Serif" officeooo:rsid="001cc112"/>
    </style:style>
    <style:style style:name="T74" style:family="text">
      <style:text-properties officeooo:rsid="001e5a9d"/>
    </style:style>
    <style:style style:name="T75" style:family="text">
      <style:text-properties officeooo:rsid="001edbfd"/>
    </style:style>
    <style:style style:name="T76" style:family="text">
      <style:text-properties officeooo:rsid="001f66f5"/>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27d9a7"/>
    </style:style>
    <style:style style:name="T79" style:family="text">
      <style:text-properties officeooo:rsid="002ddcf1"/>
    </style:style>
    <style:style style:name="T80" style:family="text">
      <style:text-properties officeooo:rsid="002e922f"/>
    </style:style>
    <style:style style:name="T81" style:family="text">
      <style:text-properties officeooo:rsid="002f9ec9"/>
    </style:style>
    <style:style style:name="T82" style:family="text">
      <style:text-properties officeooo:rsid="002ae562"/>
    </style:style>
    <style:style style:name="T83" style:family="text">
      <style:text-properties officeooo:rsid="002b9ea5"/>
    </style:style>
    <style:style style:name="T84" style:family="text">
      <style:text-properties officeooo:rsid="0033900c"/>
    </style:style>
    <style:style style:name="T85" style:family="text">
      <style:text-properties fo:language="en" fo:country="US" style:font-name-complex="Calibri"/>
    </style:style>
    <style:style style:name="T86" style:family="text">
      <style:text-properties fo:language="en" fo:country="US" officeooo:rsid="0034993e" style:font-name-complex="Calibri"/>
    </style:style>
    <style:style style:name="T87" style:family="text">
      <style:text-properties fo:language="en" fo:country="US" officeooo:rsid="00368c71" style:font-name-complex="Calibri"/>
    </style:style>
    <style:style style:name="T88" style:family="text">
      <style:text-properties fo:language="en" fo:country="US" officeooo:rsid="00343eb8" style:font-name-complex="Calibri"/>
    </style:style>
    <style:style style:name="T89" style:family="text">
      <style:text-properties fo:language="en" fo:country="US" officeooo:rsid="003a82fe" style:font-name-complex="Calibri"/>
    </style:style>
    <style:style style:name="T90" style:family="text">
      <style:text-properties fo:language="en" fo:country="US" fo:font-style="italic" style:font-style-asian="italic" style:font-name-complex="Calibri" style:font-style-complex="italic"/>
    </style:style>
    <style:style style:name="T91" style:family="text">
      <style:text-properties fo:language="en" fo:country="US" fo:font-weight="bold" style:font-weight-asian="bold" style:font-name-complex="Calibri" style:font-weight-complex="bold"/>
    </style:style>
    <style:style style:name="T92" style:family="text">
      <style:text-properties style:use-window-font-color="true" loext:opacity="0%" style:font-name="Liberation Serif1" fo:language="en" fo:country="US" style:font-name-complex="Calibri"/>
    </style:style>
    <style:style style:name="T93" style:family="text">
      <style:text-properties fo:color="#000000" loext:opacity="100%" style:font-name="Liberation Serif1" fo:language="en" fo:country="US" style:font-name-complex="Calibri"/>
    </style:style>
    <style:style style:name="T94" style:family="text">
      <style:text-properties officeooo:rsid="004845dc"/>
    </style:style>
    <style:style style:name="T95" style:family="text">
      <style:text-properties officeooo:rsid="004a45c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Response to Editor and Reviewer Issues</text:h>
      <text:h text:style-name="P49" text:outline-level="2">Associate Editor</text:h>
      <text:p text:style-name="Text_20_body"><text:span text:style-name="T2">Issue 1:</text:span> Please pay particular attention to Reviewer 1. We are much more interested in aspects of their manuscript related to the clinical clustering of Long COVID symptoms than of predictors of prolonged convalescence.</text:p>
      <text:p text:style-name="P3"><text:span text:style-name="T2">Answer 1:</text:span> <text:span text:style-name="T38">We agree with the opinion of Editor and Reviewer 1. Thorough characteristic of the symptom profiles in long COVID (</text:span><text:span text:style-name="T32">≥</text:span><text:span text:style-name="T38"> 28 days with symptoms) and PASC (post-acute sequelae of COVID-19, </text:span><text:span text:style-name="T32">≥</text:span><text:span text:style-name="T38"> 90 days with symptoms in our cohort is urgently needed for optimal clinical management of COVID-19 convalescence and research.</text:span></text:p>
      <text:p text:style-name="P3"><text:span text:style-name="T38">The selection bias towards participants with protracted recovery present in our survey was pointed out as an obstacle to risk modeling by the Reviewers and stressed by us in Discussion. At the same time, the relatively large subgroup of long COVID and PASC individuals let us to define and characterize co-occurrence patterns of persistent symptoms and explore phenotypic diversity of the participants with perturbed recovery. </text:span><text:span text:style-name="T39">Following the Reviewers’ and Editor suggestions, this is no</text:span><text:span text:style-name="T60">w</text:span><text:span text:style-name="T39"> the focus of the revised manuscript.</text:span></text:p>
      <text:p text:style-name="P4">In the revised text, results of clustering of long COVID participants in respect to the numbers of persistent MOP (multi-organ phenotype), FAP (fatigue phenotype) and HAP (hyposmia/anosmia phenotype) symptoms were included in the main figure set (<text:span text:style-name="T2">Figures 6 – 8</text:span>). The long COVID phenotyping was appended with symptom profiling data (<text:span text:style-name="T2">Figure 6BC</text:span>, <text:span text:style-name="T2">Supplementary Figure S11</text:span>), comparison of demographic and clinical features (<text:span text:style-name="T2">Figure 7</text:span>, <text:span text:style-name="T3">Supplementary</text:span><text:span text:style-name="T40"> </text:span><text:span text:style-name="T2">Table S5</text:span>) as well as assessment of physical impairment, quality of life, mental health, <text:span text:style-name="T40">stress and self-perceived convalescence</text:span> in the <text:span text:style-name="T40">participant subsets (</text:span><text:span text:style-name="T3">Figure 8</text:span><text:span text:style-name="T40">, </text:span><text:span text:style-name="T3">Table S6</text:span><text:span text:style-name="T40">).</text:span></text:p>
      <text:p text:style-name="P6"><text:span text:style-name="T40">Additionally, we followed suggestion of the Reviewers and</text:span> <text:span text:style-name="T40">repeated the kinetic (</text:span><text:span text:style-name="T3">Supplementary Figure S1</text:span><text:span text:style-name="T40">), symptom frequency (</text:span><text:span text:style-name="T3">Figure 3</text:span><text:span text:style-name="T40">, </text:span><text:span text:style-name="T3">Supplementary Figure S3</text:span><text:span text:style-name="T40">), symptom clustering (</text:span><text:span text:style-name="T3">Supplementary Figure S7 – S8</text:span><text:span text:style-name="T40">). and participant association analysis (</text:span><text:span text:style-name="T3">Supplementary Figures S10 – S13</text:span><text:span text:style-name="T40">) for </text:span>the subgroups of the study cohort with a minimal observation time (<text:span text:style-name="T40">SARS-CoV-2 </text:span>test – survey completion) of <text:span text:style-name="T31">≥</text:span> 90 days <text:span text:style-name="T40">and suffering from PASC</text:span>.</text:p>
      <text:p text:style-name="P5">The results presented in the revised text indicate <text:span text:style-name="T41">an approx. 2-times deceleration of the general symptom count resolution in both long COVID-19 and PASC as compared with non-affected individuals as well as analogical set of leading symptoms including smell/taste disorders, fatigue, </text:span><text:soft-page-break/><text:span text:style-name="T41">tiredness, concentration and memory deficits and tachypnea. By PAM clustering, an analogical set of phenotypes was observed in long COVID and PASC including MOP, FAP and HAP. Finally, the DBSCAN clustering of long COVID and PASC individuals returned three distinct subsets differing primarily in the count of smell and taste disorders, i. e. HAP symptoms: </text:span><text:span text:style-name="T42">HAP-negative, HAP-intermediate and HAP-high. Interestingly, the HAP-intermediate and HAP-high participant subsets demonstrated lower counts of </text:span><text:span text:style-name="T50">persistent</text:span><text:span text:style-name="T42"> multi-organ and fatigue complaints as well as better rating of physical recovery </text:span><text:span text:style-name="T43">as compared with the hyposmia- and hypogeusia-free subset</text:span><text:span text:style-name="T42">. Particularly in the South Tyrol cohort </text:span><text:span text:style-name="T43">and PASC</text:span><text:span text:style-name="T42">, </text:span><text:span text:style-name="T43">the HAP-intermediate subset tended to report lower stress levels, symptom relapse rates and better quality of life than the hyposmia- and hypogeusia-free participants with persistent symptoms. Collectively, the results of our association analyses of symptoms and participants indicate clearly, that long COVID and post-COVID-19 syndrome previously defined by the bare presence of any persistent symptoms are heterogeneous conditions with most likely different biological mechanisms, varying impact on quality of life, physical and mental recovery and which supposedly require different treatment modalities. We discuss this findings in light of recent literature evidence in the revised manuscript.</text:span></text:p>
      <text:p text:style-name="P7">In the revised manuscript, figures coping with risk modeling were reduced to three main readouts (symptoms of acute COVID-19, long COVID and <text:span text:style-name="T43">PASC</text:span> risk) and presented in a compacted form in Supplementary Material (<text:span text:style-name="T4">Supplementary </text:span><text:span text:style-name="T5">Figures S13 – S16</text:span>). The results are discussed in the <text:span text:style-name="T43">r</text:span>evised manuscript in a strongly abbreviated form.</text:p>
      <text:h text:style-name="P50" text:outline-level="2">Reviewer 1</text:h>
      <text:p text:style-name="Text_20_body"><text:span text:style-name="T2">Issue 1:</text:span> The authors used a large survey of adults in bordering regions of Austria and Italy to determine if there were clusters of acute and persistent symptoms consistent between the two regions. Machine learning methods were used to identify clustering in relation to acuity of symptoms. There are interesting findings about the clustering of symptoms, but the analysis and description of these clusters are underdeveloped with room taken by analyses vulnerable to confounding in a cross-sectional study (i. e., identifying factors associated with relapse of persistent symptoms or major physical impairment).</text:p>
      <text:p text:style-name="Text_20_body"><text:span text:style-name="T2">Answer 1:</text:span> We thank Reviewer 1 for thorough review of the text and constructive feedback.</text:p>
      <text:p text:style-name="Text_20_body">We fully agree that a more detailed analysis of the symptom and participant clusters could improve our manuscript and such data are included in the revised manuscript (see: response to Associate Editor and below for details, <text:span text:style-name="T2">Figures </text:span><text:span text:style-name="T6">6 – 8</text:span>). At the same time, we are aware of the limitations to the risk modeling based on our cross-sectional survey, which were extensively discussed in the study team and were partially yet imperfectly addressed by weighting and confounder inclusion. Hence, the modeling results were constrained to three main responses (acute COVID-19 symptom number, long COVID and post-COVID-19 symptom risk) and presented in an abbreviated graphical form in Supplementary Material (<text:span text:style-name="T7">Supplementary Figures S14 – S16</text:span>).</text:p>
      <text:p text:style-name="Text_20_body"/>
      <text:p text:style-name="Text_20_body"><text:span text:style-name="T2">Issue 2:</text:span> There seems to be a missed opportunity to focus and thoroughly evaluate clusters of persistent symptoms (in Figure S3). There should be an increased emphasis on describing "the three phenotypes of persistent COVID-19 manifestations". Were there demographic differences between these phenotypes?</text:p>
      <text:p text:style-name="Text_20_body"><text:span text:style-name="T2">Answer 2:</text:span> We appreciate this important point.</text:p>
      <text:p text:style-name="P8">In the <text:span text:style-name="T44">revised</text:span> manuscript, we present a comparison of demographic <text:span text:style-name="T44">(age, sex, BMI), </text:span>clinical (<text:span text:style-name="T44">e. g. comorbidity, medication intake, acute COVID-19 symptom count, frequency of persistent manifestations) and recovery features (physical performance loss, quality of life, mental health and stress rating) in long COVID (</text:span><text:span text:style-name="T33">≥</text:span><text:span text:style-name="T44"> 28 days with symptoms, </text:span><text:span text:style-name="T7">Figures 6 – Figure 8</text:span><text:span text:style-name="T46">,</text:span><text:span text:style-name="T7"> Supplementary Tables S5 – S6</text:span><text:span text:style-name="T44">) and PASC participant subsets (</text:span><text:span text:style-name="T33">≥</text:span><text:span text:style-name="T44"> 90 days with symptoms, </text:span><text:span text:style-name="T7">Figures S10 – S13</text:span><text:span text:style-name="T44">).</text:span></text:p>
      <text:p text:style-name="P9"><text:span text:style-name="T44">Collectively, the three subsets of long COVID and PASC individuals defined by DBSCAN clustering procedure and characterized by varying number of HAP (hyposmia/anosmia phenotype) complaints differ primarily in the profile of the most common persistent manifestations such as </text:span><text:soft-page-break/><text:span text:style-name="T44">fatigue, concentration and respiratory deficits (</text:span><text:span text:style-name="T7">Figure 6, Supplementary Figures S10 – S11</text:span><text:span text:style-name="T44">), physical recovery rating and, tendentially, in quality of life and stress scoring during recovery (</text:span><text:span text:style-name="T7">Figure 8, Supplementary Figure S13</text:span><text:span text:style-name="T44">). Concerning the </text:span><text:span text:style-name="T49">demographic and clinical characteristic of the subsets, the differences were less pronounced: slight yet not consistently significant differences in the sex, body weight class, multi-morbidity and medication intake were observed in the long COVID and PASC subsets </text:span><text:span text:style-name="T51">(</text:span><text:span text:style-name="T8">Figure 7, Supplementary Figure S12, Supplementary Tables S5 and S6</text:span><text:span text:style-name="T51">)</text:span><text:span text:style-name="T49">. In addition, the HAP intermediate </text:span><text:span text:style-name="T51">long COVID and PASC participant subsets</text:span><text:span text:style-name="T49"> tended to have less symptoms of acute COVID-19 than the </text:span><text:span text:style-name="T51">remaining clusters (</text:span><text:span text:style-name="T7">Figure 8, Supplementary Figure S13</text:span><text:span text:style-name="T51">)</text:span><text:span text:style-name="T49">.</text:span></text:p>
      <text:p text:style-name="P9">In summary, we are confident that the three <text:span text:style-name="T51">subsets</text:span> of<text:span text:style-name="T44"> </text:span><text:span text:style-name="T51">convalescents suffering from persistent symptoms represent clinically and biologically distinct manifestations of post-acute sequelae. Our findings add to the imprecise definitions of long COVID and PASC based on the bare symptom presence and duration, as </text:span><text:span text:style-name="T52">discussed in the revised Discussion section.</text:span></text:p>
      <text:p text:style-name="Text_20_body"/>
      <text:p text:style-name="Text_20_body"><text:span text:style-name="T2">Issue 3:</text:span> There also seems to be a missed opportunity to develop a model for the symptom clusters in one region and validate those clusters in the other. This was somewhat done by running LASSO regression separately for each region and looking at overlap of covariates between the two models but is less robust.</text:p>
      <text:p text:style-name="P10"><text:span text:style-name="T2">Answer 3:</text:span> This is an important question raised by Reviewer 1 and was also a matter of discussions in the study team. <text:span text:style-name="T52">The training/test treatment of the study cohorts</text:span> is, from the statistical point of view the ‘clearest’ solution and potentially more comprehensive than analysis the overlap between the cluster members of significant correlates done in the previous version of the manuscript.</text:p>
      <text:p text:style-name="P11">In the revised manuscript we now follow the argumentation of Reviewer 1 and use the Tyrol/TY cohort for cluster <text:span text:style-name="T52">(</text:span><text:span text:style-name="T9">Figures 4 – 5, Supplementary Figures S5 – S8)</text:span> and model development and, in case of multi-parameter LASSO <text:span text:style-name="T52">(</text:span><text:span text:style-name="T9">Supplementary Figures S15 – S16)</text:span>, for cross-validation <text:span text:style-name="T52">as well</text:span> (see <text:span text:style-name="T52">also</text:span>: Methods and Supplementary Methods). The South Tyrol/STY cohort is used solely for validation of the clustering and LASSO results. Specifically for <text:span text:style-name="T52">the symptom </text:span>clustering analyses, <text:span text:style-name="T52">the symptom – phenotype assignment scheme developed in the training TY cohort is applied to the test STY cohort symptoms. For the long COVID and PASC participant subsets, the assignment of the test STY cohort participants to the DBSCAN clusters trained in the </text:span><text:span text:style-name="T53">TY cohort </text:span>is accomplished by <text:span text:style-name="T53">distance-weighted</text:span> k-nearest neighbor classifier <text:span text:style-name="T53">as proposed by </text:span><text:reference-mark-start text:name="ADDIN CSL_CITATION {&quot;citationItems&quot;: [{&quot;id&quot;: &quot;ITEM-1&quot;, &quot;itemData&quot;: {&quot;DOI&quot;: &quot;10.3923/JSE.2014.14.22&quot;, &quot;ISSN&quot;: &quot;21520941&quot;, &quot;abstract&quot;: &quot;Semi-supervised clustering which uses the limited labeled data to aid unsupervised clustering, has become a hot topic in recent years. But the limited labeled data may be imbalanced and can not cover all clusters in some cases and most of the existing semi-supervised clustering algorithms can not deal with imbalanced dataset well and have no the ability of detecting new clusters. In view of this, an adaptive semi-supervised clustering algorithm with label propagation is proposed. Two most of interesting characteristics of the proposed algorithm are that (1) It uses the limited labeled data to expand labeled dataset based on an adaptive threshold by labeling their k-nearest neighbors, (2) It detects whether there exist new clusters in the unlabeled dataset according to a proposed measure criterion. Three standard datasets are used to demonstrate the performance of the proposed algorithm and the experimental results confirm that the accuracy of the proposed clustering algorithm is much higher than that of three compared algorithm and in addition the proposed algorithm has the ability of detecting new clusters. \u00a9 2014 Academic Journals Inc.&quot;, &quot;author&quot;: [{&quot;dropping-particle&quot;: &quot;&quot;, &quot;family&quot;: &quot;Leng&quot;, &quot;given&quot;: &quot;Mingwei&quot;, &quot;non-dropping-particle&quot;: &quot;&quot;, &quot;parse-names&quot;: false, &quot;suffix&quot;: &quot;&quot;}, {&quot;dropping-particle&quot;: &quot;&quot;, &quot;family&quot;: &quot;Wang&quot;, &quot;given&quot;: &quot;Jinjin&quot;, &quot;non-dropping-particle&quot;: &quot;&quot;, &quot;parse-names&quot;: false, &quot;suffix&quot;: &quot;&quot;}, {&quot;dropping-particle&quot;: &quot;&quot;, &quot;family&quot;: &quot;Cheng&quot;, &quot;given&quot;: &quot;Jianjun&quot;, &quot;non-dropping-particle&quot;: &quot;&quot;, &quot;parse-names&quot;: false, &quot;suffix&quot;: &quot;&quot;}, {&quot;dropping-particle&quot;: &quot;&quot;, &quot;family&quot;: &quot;Zhou&quot;, &quot;given&quot;: &quot;Hanhai&quot;, &quot;non-dropping-particle&quot;: &quot;&quot;, &quot;parse-names&quot;: false, &quot;suffix&quot;: &quot;&quot;}, {&quot;dropping-particle&quot;: &quot;&quot;, &quot;family&quot;: &quot;Chen&quot;, &quot;given&quot;: &quot;Xiaoyun&quot;, &quot;non-dropping-particle&quot;: &quot;&quot;, &quot;parse-names&quot;: false, &quot;suffix&quot;: &quot;&quot;}], &quot;container-title&quot;: &quot;Journal of Software Engineering&quot;, &quot;id&quot;: &quot;ITEM-1&quot;, &quot;issue&quot;: &quot;1&quot;, &quot;issued&quot;: {&quot;date-parts&quot;: [[&quot;2014&quot;]]}, &quot;page&quot;: &quot;14-22&quot;, &quot;publisher&quot;: &quot;Academic Journals&quot;, &quot;title&quot;: &quot;Adaptive semi-supervised clustering algorithm with label propagation&quot;, &quot;type&quot;: &quot;article-journal&quot;, &quot;volume&quot;: &quot;8&quot;}, &quot;uris&quot;: [&quot;http://www.mendeley.com/documents/?uuid=bb4617a9-37d3-323e-9cf6-6fbfefb726f7&quot;]}, {&quot;id&quot;: &quot;ITEM-2&quot;, &quot;itemData&quot;: {&quot;DOI&quot;: &quot;10.1109/ICDM.2009.143&quot;, &quot;ISBN&quot;: &quot;9780769538952&quot;, &quot;ISSN&quot;: &quot;15504786&quot;, &quot;abstract&quot;: &quot;Most of the effort in the semi-supervised clustering literature was devoted to variations of the K-means algorithm. In this paper we show how background knowledge can be used to bias a partitional density-based clustering algorithm. Our work describes how labeled objects can be used to help the algorithm detecting suitable density parameters for the algorithm to extract density-based clusters in specific parts of the feature space. Considering the set of constraints established by the labeled dataset we show that our algorithm, called SSDBSCAN, automatically finds density parameters for each natural cluster in a dataset. Four of the most interesting characteristics of SSDBSCAN are that (1) it only requires a single, robust input parameter, (2) it does not need any user intervention, (3) it automatically finds the noise objects according to the density of the natural clusters and (4) it is able to find the natural cluster structure even when the density among clusters vary widely. The algorithm presented in this paper is evaluated with artificial and real-world datasets, demonstrating better results when compared to other unsupervised and semi-supervised density-based approaches. \u00a9 2009 IEEE.&quot;, &quot;author&quot;: [{&quot;dropping-particle&quot;: &quot;&quot;, &quot;family&quot;: &quot;Lelis&quot;, &quot;given&quot;: &quot;Levi&quot;, &quot;non-dropping-particle&quot;: &quot;&quot;, &quot;parse-names&quot;: false, &quot;suffix&quot;: &quot;&quot;}, {&quot;dropping-particle&quot;: &quot;&quot;, &quot;family&quot;: &quot;Sander&quot;, &quot;given&quot;: &quot;J\u00f6rg&quot;, &quot;non-dropping-particle&quot;: &quot;&quot;, &quot;parse-names&quot;: false, &quot;suffix&quot;: &quot;&quot;}], &quot;container-title&quot;: &quot;Proceedings - IEEE International Conference on Data Mining, ICDM&quot;, &quot;id&quot;: &quot;ITEM-2&quot;, &quot;issued&quot;: {&quot;date-parts&quot;: [[&quot;2009&quot;]]}, &quot;page&quot;: &quot;842-847&quot;, &quot;title&quot;: &quot;Semi-supervised density-based clustering&quot;, &quot;type&quot;: &quot;article-journal&quot;}, &quot;uris&quot;: [&quot;http://www.mendeley.com/documents/?uuid=cd72d670-e5ae-3e75-aed7-3775fd0b41e7&quot;]}, {&quot;id&quot;: &quot;ITEM-3&quot;, &quot;itemData&quot;: {&quot;DOI&quot;: &quot;10.1007/978-3-319-40367-0_33&quot;, &quot;ISBN&quot;: &quot;9783319403663&quot;, &quot;ISSN&quot;: &quot;16113349&quot;, &quot;abstract&quot;: &quot;Modern network traffic classification approaches apply machine learning techniques to statistical flow properties, allowing accurate classification even when traditional approaches fail. We base our approach to the task on a stateof- the-art semi-supervised classifier to identify known and unknown flows with little labelled training data. We propose a new algorithm for mapping clusters to classes to target classes that were previously difficult to classify. We also apply alternative statistical features. We find our approach has an accuracy of 95.10 %, over 17 % above the technique on which it is based. Additionally, our approach improves the classification performance on every class.&quot;, &quot;author&quot;: [{&quot;dropping-particle&quot;: &quot;&quot;, &quot;family&quot;: &quot;Glennan&quot;, &quot;given&quot;: &quot;Timothy&quot;, &quot;non-dropping-particle&quot;: &quot;&quot;, &quot;parse-names&quot;: false, &quot;suffix&quot;: &quot;&quot;}, {&quot;dropping-particle&quot;: &quot;&quot;, &quot;family&quot;: &quot;Leckie&quot;, &quot;given&quot;: &quot;Christopher&quot;, &quot;non-dropping-particle&quot;: &quot;&quot;, &quot;parse-names&quot;: false, &quot;suffix&quot;: &quot;&quot;}, {&quot;dropping-particle&quot;: &quot;&quot;, &quot;family&quot;: &quot;Erfani&quot;, &quot;given&quot;: &quot;Sarah M.&quot;, &quot;non-dropping-particle&quot;: &quot;&quot;, &quot;parse-names&quot;: false, &quot;suffix&quot;: &quot;&quot;}], &quot;container-title&quot;: &quot;Lecture Notes in Computer Science (including subseries Lecture Notes in Artificial Intelligence and Lecture Notes in Bioinformatics)&quot;, &quot;id&quot;: &quot;ITEM-3&quot;, &quot;issued&quot;: {&quot;date-parts&quot;: [[&quot;2016&quot;]]}, &quot;page&quot;: &quot;493-501&quot;, &quot;publisher&quot;: &quot;Springer, Cham&quot;, &quot;title&quot;: &quot;Improved Classification of Known and Unknown Network Traffic Flows Using Semi-supervised Machine Learning&quot;, &quot;type&quot;: &quot;article-journal&quot;, &quot;volume&quot;: &quot;9723&quot;}, &quot;uris&quot;: [&quot;http://www.mendeley.com/documents/?uuid=8bb0b891-593f-3be4-8b74-c51f7c32149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KAU9bO0dU3"/><text:span text:style-name="T55">[1–3]</text:span><text:reference-mark-end text:name="ADDIN CSL_CITATION {&quot;citationItems&quot;: [{&quot;id&quot;: &quot;ITEM-1&quot;, &quot;itemData&quot;: {&quot;DOI&quot;: &quot;10.3923/JSE.2014.14.22&quot;, &quot;ISSN&quot;: &quot;21520941&quot;, &quot;abstract&quot;: &quot;Semi-supervised clustering which uses the limited labeled data to aid unsupervised clustering, has become a hot topic in recent years. But the limited labeled data may be imbalanced and can not cover all clusters in some cases and most of the existing semi-supervised clustering algorithms can not deal with imbalanced dataset well and have no the ability of detecting new clusters. In view of this, an adaptive semi-supervised clustering algorithm with label propagation is proposed. Two most of interesting characteristics of the proposed algorithm are that (1) It uses the limited labeled data to expand labeled dataset based on an adaptive threshold by labeling their k-nearest neighbors, (2) It detects whether there exist new clusters in the unlabeled dataset according to a proposed measure criterion. Three standard datasets are used to demonstrate the performance of the proposed algorithm and the experimental results confirm that the accuracy of the proposed clustering algorithm is much higher than that of three compared algorithm and in addition the proposed algorithm has the ability of detecting new clusters. \u00a9 2014 Academic Journals Inc.&quot;, &quot;author&quot;: [{&quot;dropping-particle&quot;: &quot;&quot;, &quot;family&quot;: &quot;Leng&quot;, &quot;given&quot;: &quot;Mingwei&quot;, &quot;non-dropping-particle&quot;: &quot;&quot;, &quot;parse-names&quot;: false, &quot;suffix&quot;: &quot;&quot;}, {&quot;dropping-particle&quot;: &quot;&quot;, &quot;family&quot;: &quot;Wang&quot;, &quot;given&quot;: &quot;Jinjin&quot;, &quot;non-dropping-particle&quot;: &quot;&quot;, &quot;parse-names&quot;: false, &quot;suffix&quot;: &quot;&quot;}, {&quot;dropping-particle&quot;: &quot;&quot;, &quot;family&quot;: &quot;Cheng&quot;, &quot;given&quot;: &quot;Jianjun&quot;, &quot;non-dropping-particle&quot;: &quot;&quot;, &quot;parse-names&quot;: false, &quot;suffix&quot;: &quot;&quot;}, {&quot;dropping-particle&quot;: &quot;&quot;, &quot;family&quot;: &quot;Zhou&quot;, &quot;given&quot;: &quot;Hanhai&quot;, &quot;non-dropping-particle&quot;: &quot;&quot;, &quot;parse-names&quot;: false, &quot;suffix&quot;: &quot;&quot;}, {&quot;dropping-particle&quot;: &quot;&quot;, &quot;family&quot;: &quot;Chen&quot;, &quot;given&quot;: &quot;Xiaoyun&quot;, &quot;non-dropping-particle&quot;: &quot;&quot;, &quot;parse-names&quot;: false, &quot;suffix&quot;: &quot;&quot;}], &quot;container-title&quot;: &quot;Journal of Software Engineering&quot;, &quot;id&quot;: &quot;ITEM-1&quot;, &quot;issue&quot;: &quot;1&quot;, &quot;issued&quot;: {&quot;date-parts&quot;: [[&quot;2014&quot;]]}, &quot;page&quot;: &quot;14-22&quot;, &quot;publisher&quot;: &quot;Academic Journals&quot;, &quot;title&quot;: &quot;Adaptive semi-supervised clustering algorithm with label propagation&quot;, &quot;type&quot;: &quot;article-journal&quot;, &quot;volume&quot;: &quot;8&quot;}, &quot;uris&quot;: [&quot;http://www.mendeley.com/documents/?uuid=bb4617a9-37d3-323e-9cf6-6fbfefb726f7&quot;]}, {&quot;id&quot;: &quot;ITEM-2&quot;, &quot;itemData&quot;: {&quot;DOI&quot;: &quot;10.1109/ICDM.2009.143&quot;, &quot;ISBN&quot;: &quot;9780769538952&quot;, &quot;ISSN&quot;: &quot;15504786&quot;, &quot;abstract&quot;: &quot;Most of the effort in the semi-supervised clustering literature was devoted to variations of the K-means algorithm. In this paper we show how background knowledge can be used to bias a partitional density-based clustering algorithm. Our work describes how labeled objects can be used to help the algorithm detecting suitable density parameters for the algorithm to extract density-based clusters in specific parts of the feature space. Considering the set of constraints established by the labeled dataset we show that our algorithm, called SSDBSCAN, automatically finds density parameters for each natural cluster in a dataset. Four of the most interesting characteristics of SSDBSCAN are that (1) it only requires a single, robust input parameter, (2) it does not need any user intervention, (3) it automatically finds the noise objects according to the density of the natural clusters and (4) it is able to find the natural cluster structure even when the density among clusters vary widely. The algorithm presented in this paper is evaluated with artificial and real-world datasets, demonstrating better results when compared to other unsupervised and semi-supervised density-based approaches. \u00a9 2009 IEEE.&quot;, &quot;author&quot;: [{&quot;dropping-particle&quot;: &quot;&quot;, &quot;family&quot;: &quot;Lelis&quot;, &quot;given&quot;: &quot;Levi&quot;, &quot;non-dropping-particle&quot;: &quot;&quot;, &quot;parse-names&quot;: false, &quot;suffix&quot;: &quot;&quot;}, {&quot;dropping-particle&quot;: &quot;&quot;, &quot;family&quot;: &quot;Sander&quot;, &quot;given&quot;: &quot;J\u00f6rg&quot;, &quot;non-dropping-particle&quot;: &quot;&quot;, &quot;parse-names&quot;: false, &quot;suffix&quot;: &quot;&quot;}], &quot;container-title&quot;: &quot;Proceedings - IEEE International Conference on Data Mining, ICDM&quot;, &quot;id&quot;: &quot;ITEM-2&quot;, &quot;issued&quot;: {&quot;date-parts&quot;: [[&quot;2009&quot;]]}, &quot;page&quot;: &quot;842-847&quot;, &quot;title&quot;: &quot;Semi-supervised density-based clustering&quot;, &quot;type&quot;: &quot;article-journal&quot;}, &quot;uris&quot;: [&quot;http://www.mendeley.com/documents/?uuid=cd72d670-e5ae-3e75-aed7-3775fd0b41e7&quot;]}, {&quot;id&quot;: &quot;ITEM-3&quot;, &quot;itemData&quot;: {&quot;DOI&quot;: &quot;10.1007/978-3-319-40367-0_33&quot;, &quot;ISBN&quot;: &quot;9783319403663&quot;, &quot;ISSN&quot;: &quot;16113349&quot;, &quot;abstract&quot;: &quot;Modern network traffic classification approaches apply machine learning techniques to statistical flow properties, allowing accurate classification even when traditional approaches fail. We base our approach to the task on a stateof- the-art semi-supervised classifier to identify known and unknown flows with little labelled training data. We propose a new algorithm for mapping clusters to classes to target classes that were previously difficult to classify. We also apply alternative statistical features. We find our approach has an accuracy of 95.10 %, over 17 % above the technique on which it is based. Additionally, our approach improves the classification performance on every class.&quot;, &quot;author&quot;: [{&quot;dropping-particle&quot;: &quot;&quot;, &quot;family&quot;: &quot;Glennan&quot;, &quot;given&quot;: &quot;Timothy&quot;, &quot;non-dropping-particle&quot;: &quot;&quot;, &quot;parse-names&quot;: false, &quot;suffix&quot;: &quot;&quot;}, {&quot;dropping-particle&quot;: &quot;&quot;, &quot;family&quot;: &quot;Leckie&quot;, &quot;given&quot;: &quot;Christopher&quot;, &quot;non-dropping-particle&quot;: &quot;&quot;, &quot;parse-names&quot;: false, &quot;suffix&quot;: &quot;&quot;}, {&quot;dropping-particle&quot;: &quot;&quot;, &quot;family&quot;: &quot;Erfani&quot;, &quot;given&quot;: &quot;Sarah M.&quot;, &quot;non-dropping-particle&quot;: &quot;&quot;, &quot;parse-names&quot;: false, &quot;suffix&quot;: &quot;&quot;}], &quot;container-title&quot;: &quot;Lecture Notes in Computer Science (including subseries Lecture Notes in Artificial Intelligence and Lecture Notes in Bioinformatics)&quot;, &quot;id&quot;: &quot;ITEM-3&quot;, &quot;issued&quot;: {&quot;date-parts&quot;: [[&quot;2016&quot;]]}, &quot;page&quot;: &quot;493-501&quot;, &quot;publisher&quot;: &quot;Springer, Cham&quot;, &quot;title&quot;: &quot;Improved Classification of Known and Unknown Network Traffic Flows Using Semi-supervised Machine Learning&quot;, &quot;type&quot;: &quot;article-journal&quot;, &quot;volume&quot;: &quot;9723&quot;}, &quot;uris&quot;: [&quot;http://www.mendeley.com/documents/?uuid=8bb0b891-593f-3be4-8b74-c51f7c32149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KAU9bO0dU3"/><text:span text:style-name="T55">. See also </text:span><text:a xlink:type="simple" xlink:href="https://github.com/PiotrTymoszuk/clustering-tools-2" text:style-name="Internet_20_link" text:visited-style-name="Visited_20_Internet_20_Link"><text:span text:style-name="T55">https://github.com/PiotrTymoszuk/clustering-tools-2</text:span></text:a><text:span text:style-name="T55"> for </text:span><text:span text:style-name="T56">an R</text:span><text:span text:style-name="T55"> implementation of the algorithm.</text:span> The <text:soft-page-break/>quality <text:span text:style-name="T53">and consistency </text:span>of such semi-supervised cluster assignment has been assessed by comparing between-clusters and total sum of squares <text:span text:style-name="T53">statistics</text:span> <text:span text:style-name="T53">(</text:span><text:span text:style-name="T10">Supplementary Figure S4B</text:span><text:span text:style-name="T53"> and </text:span><text:span text:style-name="T10">S9B</text:span><text:span text:style-name="T53">)</text:span>.</text:p>
      <text:p text:style-name="Text_20_body"/>
      <text:p text:style-name="Text_20_body"><text:span text:style-name="T2">Issue 4:</text:span> The combination of a long list of covariates such as number of symptoms make clinical translation of the results challenging. Clinical relevance of some of the symptoms should be determined prior to being included as a candidate covariate.</text:p>
      <text:p text:style-name="P11"><text:span text:style-name="T2">Answer </text:span><text:span text:style-name="T18">4</text:span><text:span text:style-name="T2">: </text:span>We concur with this opinion. <text:span text:style-name="T53">In the revised analysis pipeline, the list of candidate co-variates was critically revised and cut down to the variables referring to demographic features, comorbidities, number of drugs taken daily and, in case of long COVID and PASC risk modeling, to acute COVID-19 symptoms (</text:span><text:span text:style-name="T10">Supplementary Table S7</text:span><text:span text:style-name="T53">). </text:span>Since we present only abridged modeling results of modeling of acute COVID-19 symptom number, risk of long COVID-19 and post-COVID-19 development, only the 10 strongest favorable and unfavorable correlates validated in the STY cohort are presented (<text:span text:style-name="T10">Supplementary Figure S14</text:span><text:span text:style-name="T45">).</text:span></text:p>
      <text:p text:style-name="Text_20_body"/>
      <text:p text:style-name="Text_20_body"><text:span text:style-name="T2">Issue 5:</text:span> There is discussion about prediction or identification of people at risk of long COVID from their acute symptoms throughout the manuscript. There seems to be evidence of selection bias in that people with persistent symptoms were more likely to respond to the survey further out from their symptoms. There is also great potential for recall bias that was not clearly evaluated. So, given the cross-sectional and retrospective nature of the survey, I would caution against using the results for prediction. However, the clustering techniques of symptoms could be of great use and is a relevant long COVID research gap. This study should focus on describing these symptom clusters more rather than prediction of persistent symptoms.</text:p>
      <text:p text:style-name="P12"><text:span text:style-name="T2">Answer 5:</text:span> We agree with Reviewer 1 and are aware of the limitations to drawing predictive conclusions from the survey data. As outlined above, we are now focusing on <text:span text:style-name="T57">characterizing clusters of symptoms as well as of long COVID and PASC participants in more detail (</text:span><text:span text:style-name="T11">Figures 4 – 8, Supplementary Figures S5 – S13</text:span><text:span text:style-name="T57">).</text:span></text:p>
      <text:p text:style-name="Text_20_body"/>
      <text:p text:style-name="Text_20_body"><text:span text:style-name="T2">Issue 6:</text:span> There is a lack of epidemiologic rigor in this study. In the results, the authors mention people &gt;65 years were under-represented but it is not clear what reference they are using. Additionally, those further out from symptom onset to survey were more likely to have symptoms which suggests more of a selection bias. This is described in the discussion but was not fully <text:soft-page-break/>explored and seems assumed by the authors. If there is census data available, the authors could use that determine if the results are skewed in the survey or use it for weighting the results in the survey. However, I would assume that this is a skewed population due to selection bias until then and focus on the symptom clusters. The symptom clusters should still be discernible with a skewed population given the sample size, but the prevalence estimates may not be generalizable.</text:p>
      <text:p text:style-name="P13"><text:span text:style-name="T2">Answer 6:</text:span> This is an important point raised by Reviewer 1. We are now presenting measures of demographic skewing <text:span text:style-name="T58">(sex and age)</text:span> of the study cohort compared with the respective regional population of COVID-19 convalescents in <text:span text:style-name="T58">the text of</text:span> <text:span text:style-name="T47">Results/Study population.</text:span><text:span text:style-name="T58"> </text:span>Univariate modeling results were additionally weighted for age and sex as <text:span text:style-name="T59">outlined</text:span> in Methods, <text:span text:style-name="T58">Supplementary Methods</text:span> and <text:span text:style-name="T2">Supplementary Table </text:span><text:span text:style-name="T12">S8</text:span><text:span text:style-name="T59">. </text:span></text:p>
      <text:p text:style-name="P13">As noted by Reviewer 1, age distribution but also sex and education are highly suggestive for selection bias and which is unfortunately discernible in most of similar studies tackling COVID-19 recovery in non-hospitalized/cross-sectional cohorts. We are also fully aware, that the prevalence of long COVID-19, post-COVID-19 syndrome, relapse or physical performance loss hast to be extrapolated on the general convalescent population with the greatest caution and we outline this in the revised discussion section.</text:p>
      <text:p text:style-name="P14"><text:span text:style-name="T38">At the same time, the relatively large subgroup of long COVID and PASC individuals </text:span><text:span text:style-name="T60">present in the study cohorts</text:span><text:span text:style-name="T38"> let us to define and characterize co-occurrence patterns of persistent symptoms and explore phenotypic diversity of the participants with perturbed recovery. </text:span><text:span text:style-name="T39">Following the Reviewers’ and Editor suggestions, this is no</text:span><text:span text:style-name="T60">w</text:span><text:span text:style-name="T39"> the focus of the revised manuscript.</text:span></text:p>
      <text:p text:style-name="P13"/>
      <text:p text:style-name="Text_20_body"><text:span text:style-name="T2">Issue 7:</text:span> Abstract: Methods: "International, multi-center," - while this seems potentially true it seems a little misleading. I'm not sure multi-center would apply and I would add that they are bordering regions. I would also add at least a sentence about the analytical methods and the time period of data collection. The phrasing in methods is more appropriate "neighboring European regions Tyrol (Austria) and South Tyrol (Italy)". Results – the sentence about the symptom burden is not clear. I would make sure it is clear that this is the number of symptoms present. A dash is used for an IQR but then used to denote the two regions, which is confusing. I would indicate "ST: XX% and STY: XX%", for example, rather than use a dash throughout the paper, as it is not a range. </text:p>
      <text:p text:style-name="Text_20_body"><text:span text:style-name="T2">Answer 7:</text:span> we appreciate these suggestions. We changed the Abstract accordingly: <text:span text:style-name="T34">Methods: A </text:span><text:span text:style-name="T35">dual</text:span><text:span text:style-name="T34"> cohort, online survey study was conducted between Setptember 2020 and July 2021 in the neighboring European regions Tyrol (Austria, n=1157) and South Tyrol (Italy, n= 893). Data on </text:span><text:soft-page-break/><text:span text:style-name="T34">demographics, comorbidities, COVID-19 symptoms and recovery of adult outpatients were collected. Phenotypes of acute COVID-19, post-acute sequelae and risk of protracted recovery were explored by semi-supervised clustering and multi-parameter LASSO modeling.</text:span></text:p>
      <text:p text:style-name="Text_20_body"><text:span text:style-name="T61">In addition, </text:span>we avoid the imprecise ‘symptom burden’ wording and use ‘symptom count/number’ instead both in Abstract, <text:span text:style-name="T61">the </text:span>main text <text:span text:style-name="T61">and Supplementary Material</text:span>. Statistical <text:span text:style-name="T61">figures</text:span> such as percentages or medians in the text follow now consistently the ‘TY: …, STY: …’ pattern to improve clarity.</text:p>
      <text:p text:style-name="Text_20_body"/>
      <text:p text:style-name="Text_20_body"><text:span text:style-name="T2">Issue 8:</text:span> Introduction: It would be helpful to have more background about the online survey.</text:p>
      <text:p text:style-name="Text_20_body"><text:span text:style-name="T2">Answer 8:</text:span> Although we are constrained by the Journal word limit, we provided few details on the survey study population, type of collected data and analysis techniques in Introduction.</text:p>
      <text:p text:style-name="Text_20_body"/>
      <text:p text:style-name="Text_20_body"><text:span text:style-name="T2">Issue 9:</text:span> Methods: The authors should describe the type of media that was used for recruitment.</text:p>
      <text:p text:style-name="Text_20_body"><text:span text:style-name="T2">Answer 9:</text:span> We are grateful for raising this important issue and outline the media type in Methods <text:span text:style-name="T62">and Supplementary Methods</text:span> (local broadcasters, such as ORF Tirol and RAI Südtirol and newspapers).</text:p>
      <text:p text:style-name="Text_20_body"/>
      <text:p text:style-name="Text_20_body"><text:span text:style-name="T2">Issue 10:</text:span> It seems like the survey had not been previously validated which should be listed as a limitation in the discussion. The survey should also be included in the supplemental methods.</text:p>
      <text:p text:style-name="Text_20_body"><text:span text:style-name="T2">Answer 10:</text:span> Even though designed by an expert panel and including parts based on established tools (e. g. mental health assessment as described in a sub-project pre-print<text:reference-mark-start text:name="ADDIN CSL_CITATION {&quot;citationItems&quot;: [{&quot;id&quot;: &quot;ITEM-1&quot;, &quot;itemData&quot;: {&quot;DOI&quot;: &quot;10.1101/2021.09.22.21263949&quot;, &quot;abstract&quot;: &quot;Background COVID-19 convalescents are at risk of developing a de novo mental health disorder or of worsening of a pre-existing one. The objectives of our study was to phenotype individuals at highest risk of mental health disorders among COVID-19 outpatients.\n\nMethods We conducted a binational online survey study with adult non-hospitalized COVID-19 convalescents (Austria/AT: n=1157, Italy/IT: n= 893). Primary endpoints were positive screening for depression and anxiety (PHQ-4, Patient Health Questionnaire) and self-perceived overall mental health and quality of life rated with 4 point Likert scales. Psychosocial stress was surveyed with a modified PHQ stress module. Associations of the mental health with socio-demographic variables, COVID-19 course and recovery data were assessed by multi-parameter random forest and serial univariable modeling. Mental disorder risk subsets were defined by self-organizing map and hierarchical clustering algorithms. The survey analyses are publicly available ([https://im2-ibk.shinyapps.io/mental\\_health\\_dashboard/][1]).\n\nResults In the study cohorts, 4.6 (IT)/6% (AT) of participants reported depression and/or anxiety before to infection. At a median of 79 days (AT)/96 days (IT) post COVID-19 onset, 12.4 (AT)/19.3% (IT) of subjects were screened positive for anxiety and 17.3 (AT)/23.2% (IT) for depression. Over one-fifth of the respondents rated their overall mental health (AT: 21.8%, IT: 24.1%) or quality of life (AT: 20.3%, IT: 25.9%) as fair or poor. In both study collectives, psychosocial stress, high numbers of acute and persistent COVID-19 complaints and the presence of acute neurocognitive symptoms (impaired concentration, confusion, forgetfulness) were the strongest correlates of deteriorating mental health and poor quality of life. In clustering analysis, these variables defined a \u2018high risk\u2019 subset with particularly high propensity of post-COVID-19 mental health impairment and decreased quality of life. Pre-existing depression or anxiety was associated with an increased symptom burden during acute COVID-19 and recovery.\n\nConclusion Our study revealed a bidirectional relationship between COVID-19 symptoms and mental health. We put forward specific acute symptoms of the disease as \u2018red flags\u2019 of mental health deterioration which should prompt general practitioners to identify COVID-19 patients who may benefit from early psychological and psychiatric intervention.\n\nTrial registration [ClinicalTrials.gov][2]: [NCT0\u2026&quot;, &quot;author&quot;: [{&quot;dropping-particle&quot;: &quot;&quot;, &quot;family&quot;: &quot;H\u00fcfner&quot;, &quot;given&quot;: &quot;Katharina&quot;, &quot;non-dropping-particle&quot;: &quot;&quot;, &quot;parse-names&quot;: false, &quot;suffix&quot;: &quot;&quot;}, {&quot;dropping-particle&quot;: &quot;&quot;, &quot;family&quot;: &quot;Tymoszuk&quot;, &quot;given&quot;: &quot;Piotr&quot;, &quot;non-dropping-particle&quot;: &quot;&quot;, &quot;parse-names&quot;: false, &quot;suffix&quot;: &quot;&quot;}, {&quot;dropping-particle&quot;: &quot;&quot;, &quot;family&quot;: &quot;Ausserhofer&quot;, &quot;given&quot;: &quot;Dietmar&quot;, &quot;non-dropping-particle&quot;: &quot;&quot;, &quot;parse-names&quot;: false, &quot;suffix&quot;: &quot;&quot;}, {&quot;dropping-particle&quot;: &quot;&quot;, &quot;family&quot;: &quot;Sahanic&quot;, &quot;given&quot;: &quot;Sabina&quot;, &quot;non-dropping-particle&quot;: &quot;&quot;, &quot;parse-names&quot;: false, &quot;suffix&quot;: &quot;&quot;}, {&quot;dropping-particle&quot;: &quot;&quot;, &quot;family&quot;: &quot;Pizzini&quot;, &quot;given&quot;: &quot;Alex&quot;, &quot;non-dropping-particle&quot;: &quot;&quot;, &quot;parse-names&quot;: false, &quot;suffix&quot;: &quot;&quot;}, {&quot;dropping-particle&quot;: &quot;&quot;, &quot;family&quot;: &quot;Rass&quot;, &quot;given&quot;: &quot;Verena&quot;, &quot;non-dropping-particle&quot;: &quot;&quot;, &quot;parse-names&quot;: false, &quot;suffix&quot;: &quot;&quot;}, {&quot;dropping-particle&quot;: &quot;&quot;, &quot;family&quot;: &quot;Galffy&quot;, &quot;given&quot;: &quot;Matyas&quot;, &quot;non-dropping-particle&quot;: &quot;&quot;, &quot;parse-names&quot;: false, &quot;suffix&quot;: &quot;&quot;}, {&quot;dropping-particle&quot;: &quot;&quot;, &quot;family&quot;: &quot;B\u00f6hm&quot;, &quot;given&quot;: &quot;Anna&quot;, &quot;non-dropping-particle&quot;: &quot;&quot;, &quot;parse-names&quot;: false, &quot;suffix&quot;: &quot;&quot;}, {&quot;dropping-particle&quot;: &quot;&quot;, &quot;family&quot;: &quot;Kurz&quot;, &quot;given&quot;: &quot;Katharina&quot;, &quot;non-dropping-particle&quot;: &quot;&quot;, &quot;parse-names&quot;: false, &quot;suffix&quot;: &quot;&quot;}, {&quot;dropping-particle&quot;: &quot;&quot;, &quot;family&quot;: &quot;Sonnweber&quot;, &quot;given&quot;: &quot;Thomas&quot;, &quot;non-dropping-particle&quot;: &quot;&quot;, &quot;parse-names&quot;: false, &quot;suffix&quot;: &quot;&quot;}, {&quot;dropping-particle&quot;: &quot;&quot;, &quot;family&quot;: &quot;Tancevski&quot;, &quot;given&quot;: &quot;Ivan&quot;, &quot;non-dropping-particle&quot;: &quot;&quot;, &quot;parse-names&quot;: false, &quot;suffix&quot;: &quot;&quot;}, {&quot;dropping-particle&quot;: &quot;&quot;, &quot;family&quot;: &quot;Kiechl&quot;, &quot;given&quot;: &quot;Stefan&quot;, &quot;non-dropping-particle&quot;: &quot;&quot;, &quot;parse-names&quot;: false, &quot;suffix&quot;: &quot;&quot;}, {&quot;dropping-particle&quot;: &quot;&quot;, &quot;family&quot;: &quot;Huber&quot;, &quot;given&quot;: &quot;Andreas&quot;, &quot;non-dropping-particle&quot;: &quot;&quot;, &quot;parse-names&quot;: false, &quot;suffix&quot;: &quot;&quot;}, {&quot;dropping-particle&quot;: &quot;&quot;, &quot;family&quot;: &quot;Plagg&quot;, &quot;given&quot;: &quot;Barbara&quot;, &quot;non-dropping-particle&quot;: &quot;&quot;, &quot;parse-names&quot;: false, &quot;suffix&quot;: &quot;&quot;}, {&quot;dropping-particle&quot;: &quot;&quot;, &quot;family&quot;: &quot;Wiedermann&quot;, &quot;given&quot;: &quot;Christian&quot;, &quot;non-dropping-particle&quot;: &quot;&quot;, &quot;parse-names&quot;: false, &quot;suffix&quot;: &quot;&quot;}, {&quot;dropping-particle&quot;: &quot;&quot;, &quot;family&quot;: &quot;Bellmann-Weiler&quot;, &quot;given&quot;: &quot;Rosa&quot;, &quot;non-dropping-particle&quot;: &quot;&quot;, &quot;parse-names&quot;: false, &quot;suffix&quot;: &quot;&quot;}, {&quot;dropping-particle&quot;: &quot;&quot;, &quot;family&quot;: &quot;Bachler&quot;, &quot;given&quot;: &quot;Herbert&quot;, &quot;non-dropping-particle&quot;: &quot;&quot;, &quot;parse-names&quot;: false, &quot;suffix&quot;: &quot;&quot;}, {&quot;dropping-particle&quot;: &quot;&quot;, &quot;family&quot;: &quot;Weiss&quot;, &quot;given&quot;: &quot;G\u00fcnter&quot;, &quot;non-dropping-particle&quot;: &quot;&quot;, &quot;parse-names&quot;: false, &quot;suffix&quot;: &quot;&quot;}, {&quot;dropping-particle&quot;: &quot;&quot;, &quot;family&quot;: &quot;Piccoliori&quot;, &quot;given&quot;: &quot;Giuliano&quot;, &quot;non-dropping-particle&quot;: &quot;&quot;, &quot;parse-names&quot;: false, &quot;suffix&quot;: &quot;&quot;}, {&quot;dropping-particle&quot;: &quot;&quot;, &quot;family&quot;: &quot;Helbok&quot;, &quot;given&quot;: &quot;Raimund&quot;, &quot;non-dropping-particle&quot;: &quot;&quot;, &quot;parse-names&quot;: false, &quot;suffix&quot;: &quot;&quot;}, {&quot;dropping-particle&quot;: &quot;&quot;, &quot;family&quot;: &quot;L\u00f6ffler-Ragg&quot;, &quot;given&quot;: &quot;Judith&quot;, &quot;non-dropping-particle&quot;: &quot;&quot;, &quot;parse-names&quot;: false, &quot;suffix&quot;: &quot;&quot;}, {&quot;dropping-particle&quot;: &quot;&quot;, &quot;family&quot;: &quot;Sperner-Unterweger&quot;, &quot;given&quot;: &quot;Barbara&quot;, &quot;non-dropping-particle&quot;: &quot;&quot;, &quot;parse-names&quot;: false, &quot;suffix&quot;: &quot;&quot;}, {&quot;dropping-particle&quot;: &quot;&quot;, &quot;family&quot;: &quot;Loeffler-Ragg&quot;, &quot;given&quot;: &quot;Judith&quot;, &quot;non-dropping-particle&quot;: &quot;&quot;, &quot;parse-names&quot;: false, &quot;suffix&quot;: &quot;&quot;}], &quot;container-title&quot;: &quot;medRxiv&quot;, &quot;id&quot;: &quot;ITEM-1&quot;, &quot;issued&quot;: {&quot;date-parts&quot;: [[&quot;2021&quot;, &quot;9&quot;, &quot;26&quot;]]}, &quot;page&quot;: &quot;2021.09.22.21263949&quot;, &quot;publisher&quot;: &quot;Cold Spring Harbor Laboratory Press&quot;, &quot;title&quot;: &quot;Who is at risk of poor mental health following COVID-19 outpatient management?&quot;, &quot;type&quot;: &quot;article-journal&quot;}, &quot;uris&quot;: [&quot;http://www.mendeley.com/documents/?uuid=da74aead-a124-3b23-8ad6-0b681539ef4a&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6zVZaH8WIu"/><text:span text:style-name="T54">[4]</text:span><text:reference-mark-end text:name="ADDIN CSL_CITATION {&quot;citationItems&quot;: [{&quot;id&quot;: &quot;ITEM-1&quot;, &quot;itemData&quot;: {&quot;DOI&quot;: &quot;10.1101/2021.09.22.21263949&quot;, &quot;abstract&quot;: &quot;Background COVID-19 convalescents are at risk of developing a de novo mental health disorder or of worsening of a pre-existing one. The objectives of our study was to phenotype individuals at highest risk of mental health disorders among COVID-19 outpatients.\n\nMethods We conducted a binational online survey study with adult non-hospitalized COVID-19 convalescents (Austria/AT: n=1157, Italy/IT: n= 893). Primary endpoints were positive screening for depression and anxiety (PHQ-4, Patient Health Questionnaire) and self-perceived overall mental health and quality of life rated with 4 point Likert scales. Psychosocial stress was surveyed with a modified PHQ stress module. Associations of the mental health with socio-demographic variables, COVID-19 course and recovery data were assessed by multi-parameter random forest and serial univariable modeling. Mental disorder risk subsets were defined by self-organizing map and hierarchical clustering algorithms. The survey analyses are publicly available ([https://im2-ibk.shinyapps.io/mental\\_health\\_dashboard/][1]).\n\nResults In the study cohorts, 4.6 (IT)/6% (AT) of participants reported depression and/or anxiety before to infection. At a median of 79 days (AT)/96 days (IT) post COVID-19 onset, 12.4 (AT)/19.3% (IT) of subjects were screened positive for anxiety and 17.3 (AT)/23.2% (IT) for depression. Over one-fifth of the respondents rated their overall mental health (AT: 21.8%, IT: 24.1%) or quality of life (AT: 20.3%, IT: 25.9%) as fair or poor. In both study collectives, psychosocial stress, high numbers of acute and persistent COVID-19 complaints and the presence of acute neurocognitive symptoms (impaired concentration, confusion, forgetfulness) were the strongest correlates of deteriorating mental health and poor quality of life. In clustering analysis, these variables defined a \u2018high risk\u2019 subset with particularly high propensity of post-COVID-19 mental health impairment and decreased quality of life. Pre-existing depression or anxiety was associated with an increased symptom burden during acute COVID-19 and recovery.\n\nConclusion Our study revealed a bidirectional relationship between COVID-19 symptoms and mental health. We put forward specific acute symptoms of the disease as \u2018red flags\u2019 of mental health deterioration which should prompt general practitioners to identify COVID-19 patients who may benefit from early psychological and psychiatric intervention.\n\nTrial registration [ClinicalTrials.gov][2]: [NCT0\u2026&quot;, &quot;author&quot;: [{&quot;dropping-particle&quot;: &quot;&quot;, &quot;family&quot;: &quot;H\u00fcfner&quot;, &quot;given&quot;: &quot;Katharina&quot;, &quot;non-dropping-particle&quot;: &quot;&quot;, &quot;parse-names&quot;: false, &quot;suffix&quot;: &quot;&quot;}, {&quot;dropping-particle&quot;: &quot;&quot;, &quot;family&quot;: &quot;Tymoszuk&quot;, &quot;given&quot;: &quot;Piotr&quot;, &quot;non-dropping-particle&quot;: &quot;&quot;, &quot;parse-names&quot;: false, &quot;suffix&quot;: &quot;&quot;}, {&quot;dropping-particle&quot;: &quot;&quot;, &quot;family&quot;: &quot;Ausserhofer&quot;, &quot;given&quot;: &quot;Dietmar&quot;, &quot;non-dropping-particle&quot;: &quot;&quot;, &quot;parse-names&quot;: false, &quot;suffix&quot;: &quot;&quot;}, {&quot;dropping-particle&quot;: &quot;&quot;, &quot;family&quot;: &quot;Sahanic&quot;, &quot;given&quot;: &quot;Sabina&quot;, &quot;non-dropping-particle&quot;: &quot;&quot;, &quot;parse-names&quot;: false, &quot;suffix&quot;: &quot;&quot;}, {&quot;dropping-particle&quot;: &quot;&quot;, &quot;family&quot;: &quot;Pizzini&quot;, &quot;given&quot;: &quot;Alex&quot;, &quot;non-dropping-particle&quot;: &quot;&quot;, &quot;parse-names&quot;: false, &quot;suffix&quot;: &quot;&quot;}, {&quot;dropping-particle&quot;: &quot;&quot;, &quot;family&quot;: &quot;Rass&quot;, &quot;given&quot;: &quot;Verena&quot;, &quot;non-dropping-particle&quot;: &quot;&quot;, &quot;parse-names&quot;: false, &quot;suffix&quot;: &quot;&quot;}, {&quot;dropping-particle&quot;: &quot;&quot;, &quot;family&quot;: &quot;Galffy&quot;, &quot;given&quot;: &quot;Matyas&quot;, &quot;non-dropping-particle&quot;: &quot;&quot;, &quot;parse-names&quot;: false, &quot;suffix&quot;: &quot;&quot;}, {&quot;dropping-particle&quot;: &quot;&quot;, &quot;family&quot;: &quot;B\u00f6hm&quot;, &quot;given&quot;: &quot;Anna&quot;, &quot;non-dropping-particle&quot;: &quot;&quot;, &quot;parse-names&quot;: false, &quot;suffix&quot;: &quot;&quot;}, {&quot;dropping-particle&quot;: &quot;&quot;, &quot;family&quot;: &quot;Kurz&quot;, &quot;given&quot;: &quot;Katharina&quot;, &quot;non-dropping-particle&quot;: &quot;&quot;, &quot;parse-names&quot;: false, &quot;suffix&quot;: &quot;&quot;}, {&quot;dropping-particle&quot;: &quot;&quot;, &quot;family&quot;: &quot;Sonnweber&quot;, &quot;given&quot;: &quot;Thomas&quot;, &quot;non-dropping-particle&quot;: &quot;&quot;, &quot;parse-names&quot;: false, &quot;suffix&quot;: &quot;&quot;}, {&quot;dropping-particle&quot;: &quot;&quot;, &quot;family&quot;: &quot;Tancevski&quot;, &quot;given&quot;: &quot;Ivan&quot;, &quot;non-dropping-particle&quot;: &quot;&quot;, &quot;parse-names&quot;: false, &quot;suffix&quot;: &quot;&quot;}, {&quot;dropping-particle&quot;: &quot;&quot;, &quot;family&quot;: &quot;Kiechl&quot;, &quot;given&quot;: &quot;Stefan&quot;, &quot;non-dropping-particle&quot;: &quot;&quot;, &quot;parse-names&quot;: false, &quot;suffix&quot;: &quot;&quot;}, {&quot;dropping-particle&quot;: &quot;&quot;, &quot;family&quot;: &quot;Huber&quot;, &quot;given&quot;: &quot;Andreas&quot;, &quot;non-dropping-particle&quot;: &quot;&quot;, &quot;parse-names&quot;: false, &quot;suffix&quot;: &quot;&quot;}, {&quot;dropping-particle&quot;: &quot;&quot;, &quot;family&quot;: &quot;Plagg&quot;, &quot;given&quot;: &quot;Barbara&quot;, &quot;non-dropping-particle&quot;: &quot;&quot;, &quot;parse-names&quot;: false, &quot;suffix&quot;: &quot;&quot;}, {&quot;dropping-particle&quot;: &quot;&quot;, &quot;family&quot;: &quot;Wiedermann&quot;, &quot;given&quot;: &quot;Christian&quot;, &quot;non-dropping-particle&quot;: &quot;&quot;, &quot;parse-names&quot;: false, &quot;suffix&quot;: &quot;&quot;}, {&quot;dropping-particle&quot;: &quot;&quot;, &quot;family&quot;: &quot;Bellmann-Weiler&quot;, &quot;given&quot;: &quot;Rosa&quot;, &quot;non-dropping-particle&quot;: &quot;&quot;, &quot;parse-names&quot;: false, &quot;suffix&quot;: &quot;&quot;}, {&quot;dropping-particle&quot;: &quot;&quot;, &quot;family&quot;: &quot;Bachler&quot;, &quot;given&quot;: &quot;Herbert&quot;, &quot;non-dropping-particle&quot;: &quot;&quot;, &quot;parse-names&quot;: false, &quot;suffix&quot;: &quot;&quot;}, {&quot;dropping-particle&quot;: &quot;&quot;, &quot;family&quot;: &quot;Weiss&quot;, &quot;given&quot;: &quot;G\u00fcnter&quot;, &quot;non-dropping-particle&quot;: &quot;&quot;, &quot;parse-names&quot;: false, &quot;suffix&quot;: &quot;&quot;}, {&quot;dropping-particle&quot;: &quot;&quot;, &quot;family&quot;: &quot;Piccoliori&quot;, &quot;given&quot;: &quot;Giuliano&quot;, &quot;non-dropping-particle&quot;: &quot;&quot;, &quot;parse-names&quot;: false, &quot;suffix&quot;: &quot;&quot;}, {&quot;dropping-particle&quot;: &quot;&quot;, &quot;family&quot;: &quot;Helbok&quot;, &quot;given&quot;: &quot;Raimund&quot;, &quot;non-dropping-particle&quot;: &quot;&quot;, &quot;parse-names&quot;: false, &quot;suffix&quot;: &quot;&quot;}, {&quot;dropping-particle&quot;: &quot;&quot;, &quot;family&quot;: &quot;L\u00f6ffler-Ragg&quot;, &quot;given&quot;: &quot;Judith&quot;, &quot;non-dropping-particle&quot;: &quot;&quot;, &quot;parse-names&quot;: false, &quot;suffix&quot;: &quot;&quot;}, {&quot;dropping-particle&quot;: &quot;&quot;, &quot;family&quot;: &quot;Sperner-Unterweger&quot;, &quot;given&quot;: &quot;Barbara&quot;, &quot;non-dropping-particle&quot;: &quot;&quot;, &quot;parse-names&quot;: false, &quot;suffix&quot;: &quot;&quot;}, {&quot;dropping-particle&quot;: &quot;&quot;, &quot;family&quot;: &quot;Loeffler-Ragg&quot;, &quot;given&quot;: &quot;Judith&quot;, &quot;non-dropping-particle&quot;: &quot;&quot;, &quot;parse-names&quot;: false, &quot;suffix&quot;: &quot;&quot;}], &quot;container-title&quot;: &quot;medRxiv&quot;, &quot;id&quot;: &quot;ITEM-1&quot;, &quot;issued&quot;: {&quot;date-parts&quot;: [[&quot;2021&quot;, &quot;9&quot;, &quot;26&quot;]]}, &quot;page&quot;: &quot;2021.09.22.21263949&quot;, &quot;publisher&quot;: &quot;Cold Spring Harbor Laboratory Press&quot;, &quot;title&quot;: &quot;Who is at risk of poor mental health following COVID-19 outpatient management?&quot;, &quot;type&quot;: &quot;article-journal&quot;}, &quot;uris&quot;: [&quot;http://www.mendeley.com/documents/?uuid=da74aead-a124-3b23-8ad6-0b681539ef4a&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6zVZaH8WIu"/>⁠), the survey has not been validated before. We agree with Reviewer 1 that this may pose a limitation and stress this point in Discussion. The original German and Italian questionnaires as well as the English translation are provided as Supplementary Files accompanying the revised manuscript.</text:p>
      <text:p text:style-name="Text_20_body"/>
      <text:p text:style-name="Text_20_body"><text:span text:style-name="T2">Issue 11:</text:span> The phrase "i. e. the duration of the official quarantine." Seems not directly relevant and I would remove it.</text:p>
      <text:p text:style-name="Text_20_body"><text:soft-page-break/><text:span text:style-name="T2">Answer 11:</text:span> We concur with the suggestion. In particular, the quarantine duration varies with country and momentarily testing strategy. We removed the phrase from the revised manuscript <text:span text:style-name="T62">(</text:span><text:span text:style-name="T13">Table </text:span><text:span text:style-name="T25">3</text:span><text:span text:style-name="T62">)</text:span> <text:span text:style-name="T62">and the list of candidate modeling variables (</text:span><text:span text:style-name="T13">Supplementary Table S8</text:span><text:span text:style-name="T62">)</text:span>.</text:p>
      <text:p text:style-name="Text_20_body"/>
      <text:p text:style-name="Text_20_body"><text:span text:style-name="T2">Issue 12:</text:span> For odds ratios described in results, please provide 95% confidence interval.</text:p>
      <text:p text:style-name="Text_20_body"><text:span text:style-name="T2">Answer 12:</text:span> For the univariate modeling results cited in the text, 95% confidence intervals were provided. However, we support the opinion, that inference statistics for LASSO (but also for related elastic net and ridge algorithms) estimates implementing the ‘shrinkage’ λ factor are not 100% proper (see Dezeure et al. for discussion and solutions to the problem<text:reference-mark-start text:name="ADDIN CSL_CITATION {&quot;citationItems&quot;: [{&quot;id&quot;: &quot;ITEM-1&quot;, &quot;itemData&quot;: {&quot;DOI&quot;: &quot;10.1214/15-STS527&quot;, &quot;ISSN&quot;: &quot;08834237&quot;, &quot;abstract&quot;: &quot;We present a (selective) review of recent frequentist highdimensional inference methods for constructing p-values and confidence intervals in linear and generalized linear models. We include a broad, comparative empirical study which complements the viewpoint from statistical methodology and theory. Furthermore, we introduce and illustrate the Rpackage hdi which easily allows the use of different methods and supports reproducibility.&quot;, &quot;author&quot;: [{&quot;dropping-particle&quot;: &quot;&quot;, &quot;family&quot;: &quot;Dezeure&quot;, &quot;given&quot;: &quot;Ruben&quot;, &quot;non-dropping-particle&quot;: &quot;&quot;, &quot;parse-names&quot;: false, &quot;suffix&quot;: &quot;&quot;}, {&quot;dropping-particle&quot;: &quot;&quot;, &quot;family&quot;: &quot;B\u00fchlmann&quot;, &quot;given&quot;: &quot;Peter&quot;, &quot;non-dropping-particle&quot;: &quot;&quot;, &quot;parse-names&quot;: false, &quot;suffix&quot;: &quot;&quot;}, {&quot;dropping-particle&quot;: &quot;&quot;, &quot;family&quot;: &quot;Meier&quot;, &quot;given&quot;: &quot;Lukas&quot;, &quot;non-dropping-particle&quot;: &quot;&quot;, &quot;parse-names&quot;: false, &quot;suffix&quot;: &quot;&quot;}, {&quot;dropping-particle&quot;: &quot;&quot;, &quot;family&quot;: &quot;Meinshausen&quot;, &quot;given&quot;: &quot;Nicolai&quot;, &quot;non-dropping-particle&quot;: &quot;&quot;, &quot;parse-names&quot;: false, &quot;suffix&quot;: &quot;&quot;}], &quot;container-title&quot;: &quot;Statistical Science&quot;, &quot;id&quot;: &quot;ITEM-1&quot;, &quot;issue&quot;: &quot;4&quot;, &quot;issued&quot;: {&quot;date-parts&quot;: [[&quot;2015&quot;, &quot;8&quot;, &quot;18&quot;]]}, &quot;page&quot;: &quot;533-558&quot;, &quot;publisher&quot;: &quot;Institute of Mathematical Statistics&quot;, &quot;title&quot;: &quot;High-dimensional inference: Confidence intervals, P-values and R-software hdi&quot;, &quot;type&quot;: &quot;article-journal&quot;, &quot;volume&quot;: &quot;30&quot;}, &quot;uris&quot;: [&quot;http://www.mendeley.com/documents/?uuid=d7ba8f3f-66c4-3490-92df-da1f96fcc08b&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7d0u6AgJb1"/><text:span text:style-name="T54">[5]</text:span><text:reference-mark-end text:name="ADDIN CSL_CITATION {&quot;citationItems&quot;: [{&quot;id&quot;: &quot;ITEM-1&quot;, &quot;itemData&quot;: {&quot;DOI&quot;: &quot;10.1214/15-STS527&quot;, &quot;ISSN&quot;: &quot;08834237&quot;, &quot;abstract&quot;: &quot;We present a (selective) review of recent frequentist highdimensional inference methods for constructing p-values and confidence intervals in linear and generalized linear models. We include a broad, comparative empirical study which complements the viewpoint from statistical methodology and theory. Furthermore, we introduce and illustrate the Rpackage hdi which easily allows the use of different methods and supports reproducibility.&quot;, &quot;author&quot;: [{&quot;dropping-particle&quot;: &quot;&quot;, &quot;family&quot;: &quot;Dezeure&quot;, &quot;given&quot;: &quot;Ruben&quot;, &quot;non-dropping-particle&quot;: &quot;&quot;, &quot;parse-names&quot;: false, &quot;suffix&quot;: &quot;&quot;}, {&quot;dropping-particle&quot;: &quot;&quot;, &quot;family&quot;: &quot;B\u00fchlmann&quot;, &quot;given&quot;: &quot;Peter&quot;, &quot;non-dropping-particle&quot;: &quot;&quot;, &quot;parse-names&quot;: false, &quot;suffix&quot;: &quot;&quot;}, {&quot;dropping-particle&quot;: &quot;&quot;, &quot;family&quot;: &quot;Meier&quot;, &quot;given&quot;: &quot;Lukas&quot;, &quot;non-dropping-particle&quot;: &quot;&quot;, &quot;parse-names&quot;: false, &quot;suffix&quot;: &quot;&quot;}, {&quot;dropping-particle&quot;: &quot;&quot;, &quot;family&quot;: &quot;Meinshausen&quot;, &quot;given&quot;: &quot;Nicolai&quot;, &quot;non-dropping-particle&quot;: &quot;&quot;, &quot;parse-names&quot;: false, &quot;suffix&quot;: &quot;&quot;}], &quot;container-title&quot;: &quot;Statistical Science&quot;, &quot;id&quot;: &quot;ITEM-1&quot;, &quot;issue&quot;: &quot;4&quot;, &quot;issued&quot;: {&quot;date-parts&quot;: [[&quot;2015&quot;, &quot;8&quot;, &quot;18&quot;]]}, &quot;page&quot;: &quot;533-558&quot;, &quot;publisher&quot;: &quot;Institute of Mathematical Statistics&quot;, &quot;title&quot;: &quot;High-dimensional inference: Confidence intervals, P-values and R-software hdi&quot;, &quot;type&quot;: &quot;article-journal&quot;, &quot;volume&quot;: &quot;30&quot;}, &quot;uris&quot;: [&quot;http://www.mendeley.com/documents/?uuid=d7ba8f3f-66c4-3490-92df-da1f96fcc08b&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7d0u6AgJb1"/>⁠). Similarly, because of the strongly data-driven character of λ, calculation of LASSO confidence intervals by bootstrap as suggested in the seminal paper by Robert Tibshirani is also a matter of lively discussion<text:reference-mark-start text:name="ADDIN CSL_CITATION {&quot;citationItems&quot;: [{&quot;id&quot;: &quot;ITEM-1&quot;, &quot;itemData&quot;: {&quot;DOI&quot;: &quot;10.1111/j.2517-6161.1996.tb02080.x&quot;, &quot;ISSN&quot;: &quot;00359246&quot;, &quot;abstract&quot;: &quot;[We propose a new method for estimation in linear models. The `lasso' minimizes the residual sum of squares subject to the sum of the absolute value of the coefficients being less than a constant. Because of the nature of this constraint it tends to produce some coefficients that are exactly 0 and hence gives interpretable models. Our simulation studies suggest that the lasso enjoys some of the favourable properties of both subset selection and ridge regression. It produces interpretable models like subset selection and exhibits the stability of ridge regression. There is also an interesting relationship with recent work in adaptive function estimation by Donoho and Johnstone. The lasso idea is quite general and can be applied in a variety of statistical models: extensions to generalized regression models and tree-based models are briefly described.]&quot;, &quot;author&quot;: [{&quot;dropping-particle&quot;: &quot;&quot;, &quot;family&quot;: &quot;Tibshirani&quot;, &quot;given&quot;: &quot;Robert&quot;, &quot;non-dropping-particle&quot;: &quot;&quot;, &quot;parse-names&quot;: false, &quot;suffix&quot;: &quot;&quot;}], &quot;container-title&quot;: &quot;Journal of the Royal Statistical Society. Series B (Methodological)&quot;, &quot;id&quot;: &quot;ITEM-1&quot;, &quot;issue&quot;: &quot;1&quot;, &quot;issued&quot;: {&quot;date-parts&quot;: [[&quot;1996&quot;, &quot;6&quot;, &quot;30&quot;]]}, &quot;page&quot;: &quot;267-288&quot;, &quot;publisher&quot;: &quot;[Royal Statistical Society, Wiley]&quot;, &quot;title&quot;: &quot;Regression Shrinkage and Selection via the Lasso&quot;, &quot;type&quot;: &quot;article-journal&quot;, &quot;volume&quot;: &quot;58&quot;}, &quot;uris&quot;: [&quot;http://www.mendeley.com/documents/?uuid=ca797a39-58f8-49cb-a4a4-06e73c9ad025&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kONPrQ6iBX"/><text:span text:style-name="T54">[6]</text:span><text:reference-mark-end text:name="ADDIN CSL_CITATION {&quot;citationItems&quot;: [{&quot;id&quot;: &quot;ITEM-1&quot;, &quot;itemData&quot;: {&quot;DOI&quot;: &quot;10.1111/j.2517-6161.1996.tb02080.x&quot;, &quot;ISSN&quot;: &quot;00359246&quot;, &quot;abstract&quot;: &quot;[We propose a new method for estimation in linear models. The `lasso' minimizes the residual sum of squares subject to the sum of the absolute value of the coefficients being less than a constant. Because of the nature of this constraint it tends to produce some coefficients that are exactly 0 and hence gives interpretable models. Our simulation studies suggest that the lasso enjoys some of the favourable properties of both subset selection and ridge regression. It produces interpretable models like subset selection and exhibits the stability of ridge regression. There is also an interesting relationship with recent work in adaptive function estimation by Donoho and Johnstone. The lasso idea is quite general and can be applied in a variety of statistical models: extensions to generalized regression models and tree-based models are briefly described.]&quot;, &quot;author&quot;: [{&quot;dropping-particle&quot;: &quot;&quot;, &quot;family&quot;: &quot;Tibshirani&quot;, &quot;given&quot;: &quot;Robert&quot;, &quot;non-dropping-particle&quot;: &quot;&quot;, &quot;parse-names&quot;: false, &quot;suffix&quot;: &quot;&quot;}], &quot;container-title&quot;: &quot;Journal of the Royal Statistical Society. Series B (Methodological)&quot;, &quot;id&quot;: &quot;ITEM-1&quot;, &quot;issue&quot;: &quot;1&quot;, &quot;issued&quot;: {&quot;date-parts&quot;: [[&quot;1996&quot;, &quot;6&quot;, &quot;30&quot;]]}, &quot;page&quot;: &quot;267-288&quot;, &quot;publisher&quot;: &quot;[Royal Statistical Society, Wiley]&quot;, &quot;title&quot;: &quot;Regression Shrinkage and Selection via the Lasso&quot;, &quot;type&quot;: &quot;article-journal&quot;, &quot;volume&quot;: &quot;58&quot;}, &quot;uris&quot;: [&quot;http://www.mendeley.com/documents/?uuid=ca797a39-58f8-49cb-a4a4-06e73c9ad025&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kONPrQ6iBX"/>⁠. For these reasons, we provide LASSO estimates (labeled consistently <text:span text:style-name="T64">β</text:span><text:span text:style-name="T37">LASSO</text:span><text:span text:style-name="T73"> and </text:span>OR<text:span text:style-name="T36">LASSO</text:span>) without confidence intervals. Instead we provide more relevant global error estimates for LASSO models: redistribution (TY cohort), cross-validation (TY) and validation (STY) mean absolute/<text:span text:style-name="T63">squared</text:span> errors (MAE <text:span text:style-name="T63">or MSE</text:span>) in the text and/or figures <text:span text:style-name="T63">(</text:span><text:span text:style-name="T14">Supplementary Figures S15 – S16</text:span><text:span text:style-name="T63">)</text:span>.</text:p>
      <text:p text:style-name="Text_20_body"/>
      <text:p text:style-name="Text_20_body"><text:span text:style-name="T2">Issue 13:</text:span> As above, I would move Figures S4 and S4 out of the supplement to be major figures. </text:p>
      <text:p text:style-name="Text_20_body"><text:span text:style-name="T2">Answer 13:</text:span> we agree with the suggestion and moved the Supplementary Figures with participant cluster characteristic to the main manuscript. <text:span text:style-name="T63">See: </text:span><text:span text:style-name="T14">Figures 6 – 8</text:span><text:span text:style-name="T63">.</text:span></text:p>
      <text:p text:style-name="Text_20_body"/>
      <text:h text:style-name="P50" text:outline-level="2">Reviewer 2</text:h>
      <text:p text:style-name="Text_20_body"><text:span text:style-name="T2">Issue 1:</text:span> Sahanic et al have prepared a manuscript reporting findings from a large online cross-sectional survey that includes laboratory confirmed convalescent COVID patients from two neighboring in Austria/Italy. They used cluster analysis to define two phenotypes of long-COVID- (non-specific infection vs multi-organ) and further identify 3 phenotypes of persistent symptoms (hyposmia/anosmia vs fatigue vs multi-organ). Major strengths of this manuscript are the focus on outpatients, which remains a gap in the long-COVID phenotyping literature. This report is well written and data presented are thorough and clear. This would add to the current literature on long COVID, as its attempt to further identify phenotypes would add to the current literature that mostly describes overall prevalence employing vague case definitions.</text:p>
      <text:p text:style-name="Text_20_body"><text:span text:style-name="T2">Answer 1:</text:span> We thank Reviewer 2 for the careful study of our text and improvement suggestions.</text:p>
      <text:p text:style-name="Text_20_body"/>
      <text:p text:style-name="Text_20_body"><text:span text:style-name="T2">Issue 2:</text:span> The authors note in the introduction that current case definitions typically use a 12-week cutoff to differentiate between ongoing COVID and post-COVID-19 syndrome or PASC; however, this cut off was not employed in the methods. Was a sub analysis attempted to look at this later convalescent period? Specifically, did the authors attempt modeling using a 4th group that included persistent symptoms beyond 12 weeks or was this not performed due to the burden of missing data beyond 12 weeks/right censoring? The median days from symptom onset to survey completion was 96 days in South Tyrol, so may be feasible in this cohort at least. This would be quite informative to report, especially if the cluster analysis still identifies the same sub-phenotypes or if a new late convalescent phenotype emerges.</text:p>
      <text:p text:style-name="P15"><text:span text:style-name="T2">Answer 2:</text:span> We appreciate this point a lot. At the time the manuscript was drafted, the mainstream literature focus was on the day 28 as the long COVID cutoff and we intended to investigate the recovery beyond the usual quarantine length. We agree with Reviewer 2 that a longer time frame <text:span text:style-name="T63">encompassing the 12-week cutoff and post-acute sequelae of COVID-19 (PASC)</text:span> is of emerging interest of epidemiologists, clinicians and authorities.</text:p>
      <text:p text:style-name="P15">Hence we repeated the <text:span text:style-name="T63">analyses of symptom count kinetic (</text:span><text:span text:style-name="T14">Supplementary Figure S1</text:span><text:span text:style-name="T63">), </text:span>symptom frequency characteristic (<text:span text:style-name="T2">Figure </text:span><text:span text:style-name="T14">3</text:span>), clustering of the <text:span text:style-name="T63">PASC</text:span> manifestations (<text:span text:style-name="T14">Supplementary Figures S7 – S8</text:span>) and clustering analysis of the <text:span text:style-name="T63">PASC</text:span>-affected participants (<text:span text:style-name="T14">Supplementary Figures S10 – S13</text:span>) in both study cohorts. In such analyses, subsets of the initial cohorts with a minimal observation time of <text:span text:style-name="T31">≥</text:span> 90 days (TY: n = <text:span text:style-name="T63">526 total and n = 214 with PASC,</text:span> STY: n = <text:span text:style-name="T63">485 </text:span><text:soft-page-break/><text:span text:style-name="T63">and 171 with PASC, </text:span><text:span text:style-name="T14">Figure 1</text:span>) were investigated. The results underline the multi-facet character of the long-term recovery. <text:span text:style-name="T63">I</text:span>n particular, they <text:span text:style-name="T63">confirm the presence of the three participants subsets identified for long COVID-19: HAP-negative, HAP-intermediate and HAP-high clusters, which significantly differ in frequency of other persistent symptoms such as fatigue, tiredness, cognitive problems and shortness of breath (</text:span><text:span text:style-name="T14">Supplementary Figure S10</text:span><text:span text:style-name="T63">). In addition, there was a tendency toward better self-perceived physical recovery and </text:span><text:span text:style-name="T74">better rating of quality of life in the participants suffering with a single HAP (hyposmia/anosmia) phenotype complaint (</text:span><text:span text:style-name="T15">Supplementary Figure S13</text:span><text:span text:style-name="T74">). </text:span>In addition, we delineate differences in demographic and <text:span text:style-name="T74">clinical</text:span> variables such as age, sex, <text:span text:style-name="T74">or </text:span>comorbidity between the clusters of long COVID and post-COVID-19 individuals (<text:span text:style-name="T2">Figure </text:span><text:span text:style-name="T15">7, Supplementary Figure S12</text:span>). See also Issue 1 in the response to Associate Editor.</text:p>
      <text:p text:style-name="Text_20_body"/>
      <text:p text:style-name="Text_20_body"><text:span text:style-name="T2">Issue 3:</text:span> 21-32% relapse rate was reported, but it unclear how relapse was defined and assessed? Both true relapse after resolution and exacerbation of ongoing symptoms are characteristic of certain PASC phenotypes, specifically, neurocognitive dysfunction and fatigue. Did relapse differ across the three different persistent COVID-19 phenotypes (HAP, FAP, MOP)? A 6-fold increase was reported in those with acute MOP and fatigue, but association with persistent phenotypes is not reported and would be of interest.</text:p>
      <text:p text:style-name="P16"><text:span text:style-name="T2">Answer 3:</text:span> Remitting/relapsing character of long COVID and <text:span text:style-name="T74">PASC </text:span>is now <text:span text:style-name="T74">clearly described in </text:span>literature but were ill characterized at the study initiation in September 2020. We have to admit that this point was only insufficiently covered by the survey; the occurrence of relapse was gauged by a single yes/no question without specifying the recurring symptoms or their intensity (see the <text:span text:style-name="T74">questionnaire text</text:span> attached as Supplementary File <text:span text:style-name="T74">and </text:span><text:span text:style-name="T15">Supplementary Table S1</text:span>). Furthermore, we believe that characteristic of relapse events may be investigated by longitudinal studies with a far better resolution. A more detailed relapse assessment panel is however planned in the follow-up survey.</text:p>
      <text:p text:style-name="Text_20_body">In the <text:span text:style-name="T75">revised</text:span> manuscript, the results of relapse risk modeling were removed as a response to bias issues raised by Reviewer 1. Instead, we decided to compare frequencies of relapse queried by the single yes/no item in the clusters of long-COVID and post-COVID-19 syndrome individuals (<text:span text:style-name="T2">Figure </text:span><text:span text:style-name="T16">8D</text:span><text:span text:style-name="T75"> and </text:span><text:span text:style-name="T16">Supplementary Figure S13D</text:span>). <text:span text:style-name="T75">In general, there was a tendency of lower self-reported relapse rate in the HAP-high and in particular in the HAP-intermediate long COVID and PASC participant subsets. This effect was significant in the South Tyrol cohort.</text:span></text:p>
      <text:p text:style-name="Text_20_body"/>
      <text:p text:style-name="Text_20_body"><text:soft-page-break/><text:span text:style-name="T2">Issue 4:</text:span> "Psychosomatic disorders" was referred to when describing the MOP phenotype. Please clarify what this disease category refers to. Many long COVID patients have been stigmatized by the medical community, being told that their symptoms are psychosomatic when physical exam and laboratory assessments have been unremarkable. The authors should be cautious when using this phrase without appropriate context.</text:p>
      <text:p text:style-name="Text_20_body"><text:span text:style-name="T2">Answer 4:</text:span> We agree with Reviewer 2 that the term ‘psychosomatic’ is used in a stigmatizing, pejorative way by parts of the medical community. We removed hence the phrase from the revised text. While the current manuscript focuses on epidemiology and phenotyping of the acute disease and recovery and only touches upon mental health aspects, our current sub-projects tackle the interplay between the social situation, disease symptoms, depression, anxiety and mental health in the ‘Health after COVID-19 in Tyrol’ study populations<text:reference-mark-start text:name="ADDIN CSL_CITATION {&quot;citationItems&quot;: [{&quot;id&quot;: &quot;ITEM-1&quot;, &quot;itemData&quot;: {&quot;DOI&quot;: &quot;10.1101/2021.09.22.21263949&quot;, &quot;abstract&quot;: &quot;Background COVID-19 convalescents are at risk of developing a de novo mental health disorder or of worsening of a pre-existing one. The objectives of our study was to phenotype individuals at highest risk of mental health disorders among COVID-19 outpatients.\n\nMethods We conducted a binational online survey study with adult non-hospitalized COVID-19 convalescents (Austria/AT: n=1157, Italy/IT: n= 893). Primary endpoints were positive screening for depression and anxiety (PHQ-4, Patient Health Questionnaire) and self-perceived overall mental health and quality of life rated with 4 point Likert scales. Psychosocial stress was surveyed with a modified PHQ stress module. Associations of the mental health with socio-demographic variables, COVID-19 course and recovery data were assessed by multi-parameter random forest and serial univariable modeling. Mental disorder risk subsets were defined by self-organizing map and hierarchical clustering algorithms. The survey analyses are publicly available ([https://im2-ibk.shinyapps.io/mental\\_health\\_dashboard/][1]).\n\nResults In the study cohorts, 4.6 (IT)/6% (AT) of participants reported depression and/or anxiety before to infection. At a median of 79 days (AT)/96 days (IT) post COVID-19 onset, 12.4 (AT)/19.3% (IT) of subjects were screened positive for anxiety and 17.3 (AT)/23.2% (IT) for depression. Over one-fifth of the respondents rated their overall mental health (AT: 21.8%, IT: 24.1%) or quality of life (AT: 20.3%, IT: 25.9%) as fair or poor. In both study collectives, psychosocial stress, high numbers of acute and persistent COVID-19 complaints and the presence of acute neurocognitive symptoms (impaired concentration, confusion, forgetfulness) were the strongest correlates of deteriorating mental health and poor quality of life. In clustering analysis, these variables defined a \u2018high risk\u2019 subset with particularly high propensity of post-COVID-19 mental health impairment and decreased quality of life. Pre-existing depression or anxiety was associated with an increased symptom burden during acute COVID-19 and recovery.\n\nConclusion Our study revealed a bidirectional relationship between COVID-19 symptoms and mental health. We put forward specific acute symptoms of the disease as \u2018red flags\u2019 of mental health deterioration which should prompt general practitioners to identify COVID-19 patients who may benefit from early psychological and psychiatric intervention.\n\nTrial registration [ClinicalTrials.gov][2]: [NCT0\u2026&quot;, &quot;author&quot;: [{&quot;dropping-particle&quot;: &quot;&quot;, &quot;family&quot;: &quot;H\u00fcfner&quot;, &quot;given&quot;: &quot;Katharina&quot;, &quot;non-dropping-particle&quot;: &quot;&quot;, &quot;parse-names&quot;: false, &quot;suffix&quot;: &quot;&quot;}, {&quot;dropping-particle&quot;: &quot;&quot;, &quot;family&quot;: &quot;Tymoszuk&quot;, &quot;given&quot;: &quot;Piotr&quot;, &quot;non-dropping-particle&quot;: &quot;&quot;, &quot;parse-names&quot;: false, &quot;suffix&quot;: &quot;&quot;}, {&quot;dropping-particle&quot;: &quot;&quot;, &quot;family&quot;: &quot;Ausserhofer&quot;, &quot;given&quot;: &quot;Dietmar&quot;, &quot;non-dropping-particle&quot;: &quot;&quot;, &quot;parse-names&quot;: false, &quot;suffix&quot;: &quot;&quot;}, {&quot;dropping-particle&quot;: &quot;&quot;, &quot;family&quot;: &quot;Sahanic&quot;, &quot;given&quot;: &quot;Sabina&quot;, &quot;non-dropping-particle&quot;: &quot;&quot;, &quot;parse-names&quot;: false, &quot;suffix&quot;: &quot;&quot;}, {&quot;dropping-particle&quot;: &quot;&quot;, &quot;family&quot;: &quot;Pizzini&quot;, &quot;given&quot;: &quot;Alex&quot;, &quot;non-dropping-particle&quot;: &quot;&quot;, &quot;parse-names&quot;: false, &quot;suffix&quot;: &quot;&quot;}, {&quot;dropping-particle&quot;: &quot;&quot;, &quot;family&quot;: &quot;Rass&quot;, &quot;given&quot;: &quot;Verena&quot;, &quot;non-dropping-particle&quot;: &quot;&quot;, &quot;parse-names&quot;: false, &quot;suffix&quot;: &quot;&quot;}, {&quot;dropping-particle&quot;: &quot;&quot;, &quot;family&quot;: &quot;Galffy&quot;, &quot;given&quot;: &quot;Matyas&quot;, &quot;non-dropping-particle&quot;: &quot;&quot;, &quot;parse-names&quot;: false, &quot;suffix&quot;: &quot;&quot;}, {&quot;dropping-particle&quot;: &quot;&quot;, &quot;family&quot;: &quot;B\u00f6hm&quot;, &quot;given&quot;: &quot;Anna&quot;, &quot;non-dropping-particle&quot;: &quot;&quot;, &quot;parse-names&quot;: false, &quot;suffix&quot;: &quot;&quot;}, {&quot;dropping-particle&quot;: &quot;&quot;, &quot;family&quot;: &quot;Kurz&quot;, &quot;given&quot;: &quot;Katharina&quot;, &quot;non-dropping-particle&quot;: &quot;&quot;, &quot;parse-names&quot;: false, &quot;suffix&quot;: &quot;&quot;}, {&quot;dropping-particle&quot;: &quot;&quot;, &quot;family&quot;: &quot;Sonnweber&quot;, &quot;given&quot;: &quot;Thomas&quot;, &quot;non-dropping-particle&quot;: &quot;&quot;, &quot;parse-names&quot;: false, &quot;suffix&quot;: &quot;&quot;}, {&quot;dropping-particle&quot;: &quot;&quot;, &quot;family&quot;: &quot;Tancevski&quot;, &quot;given&quot;: &quot;Ivan&quot;, &quot;non-dropping-particle&quot;: &quot;&quot;, &quot;parse-names&quot;: false, &quot;suffix&quot;: &quot;&quot;}, {&quot;dropping-particle&quot;: &quot;&quot;, &quot;family&quot;: &quot;Kiechl&quot;, &quot;given&quot;: &quot;Stefan&quot;, &quot;non-dropping-particle&quot;: &quot;&quot;, &quot;parse-names&quot;: false, &quot;suffix&quot;: &quot;&quot;}, {&quot;dropping-particle&quot;: &quot;&quot;, &quot;family&quot;: &quot;Huber&quot;, &quot;given&quot;: &quot;Andreas&quot;, &quot;non-dropping-particle&quot;: &quot;&quot;, &quot;parse-names&quot;: false, &quot;suffix&quot;: &quot;&quot;}, {&quot;dropping-particle&quot;: &quot;&quot;, &quot;family&quot;: &quot;Plagg&quot;, &quot;given&quot;: &quot;Barbara&quot;, &quot;non-dropping-particle&quot;: &quot;&quot;, &quot;parse-names&quot;: false, &quot;suffix&quot;: &quot;&quot;}, {&quot;dropping-particle&quot;: &quot;&quot;, &quot;family&quot;: &quot;Wiedermann&quot;, &quot;given&quot;: &quot;Christian&quot;, &quot;non-dropping-particle&quot;: &quot;&quot;, &quot;parse-names&quot;: false, &quot;suffix&quot;: &quot;&quot;}, {&quot;dropping-particle&quot;: &quot;&quot;, &quot;family&quot;: &quot;Bellmann-Weiler&quot;, &quot;given&quot;: &quot;Rosa&quot;, &quot;non-dropping-particle&quot;: &quot;&quot;, &quot;parse-names&quot;: false, &quot;suffix&quot;: &quot;&quot;}, {&quot;dropping-particle&quot;: &quot;&quot;, &quot;family&quot;: &quot;Bachler&quot;, &quot;given&quot;: &quot;Herbert&quot;, &quot;non-dropping-particle&quot;: &quot;&quot;, &quot;parse-names&quot;: false, &quot;suffix&quot;: &quot;&quot;}, {&quot;dropping-particle&quot;: &quot;&quot;, &quot;family&quot;: &quot;Weiss&quot;, &quot;given&quot;: &quot;G\u00fcnter&quot;, &quot;non-dropping-particle&quot;: &quot;&quot;, &quot;parse-names&quot;: false, &quot;suffix&quot;: &quot;&quot;}, {&quot;dropping-particle&quot;: &quot;&quot;, &quot;family&quot;: &quot;Piccoliori&quot;, &quot;given&quot;: &quot;Giuliano&quot;, &quot;non-dropping-particle&quot;: &quot;&quot;, &quot;parse-names&quot;: false, &quot;suffix&quot;: &quot;&quot;}, {&quot;dropping-particle&quot;: &quot;&quot;, &quot;family&quot;: &quot;Helbok&quot;, &quot;given&quot;: &quot;Raimund&quot;, &quot;non-dropping-particle&quot;: &quot;&quot;, &quot;parse-names&quot;: false, &quot;suffix&quot;: &quot;&quot;}, {&quot;dropping-particle&quot;: &quot;&quot;, &quot;family&quot;: &quot;L\u00f6ffler-Ragg&quot;, &quot;given&quot;: &quot;Judith&quot;, &quot;non-dropping-particle&quot;: &quot;&quot;, &quot;parse-names&quot;: false, &quot;suffix&quot;: &quot;&quot;}, {&quot;dropping-particle&quot;: &quot;&quot;, &quot;family&quot;: &quot;Sperner-Unterweger&quot;, &quot;given&quot;: &quot;Barbara&quot;, &quot;non-dropping-particle&quot;: &quot;&quot;, &quot;parse-names&quot;: false, &quot;suffix&quot;: &quot;&quot;}, {&quot;dropping-particle&quot;: &quot;&quot;, &quot;family&quot;: &quot;Loeffler-Ragg&quot;, &quot;given&quot;: &quot;Judith&quot;, &quot;non-dropping-particle&quot;: &quot;&quot;, &quot;parse-names&quot;: false, &quot;suffix&quot;: &quot;&quot;}], &quot;container-title&quot;: &quot;medRxiv&quot;, &quot;id&quot;: &quot;ITEM-1&quot;, &quot;issued&quot;: {&quot;date-parts&quot;: [[&quot;2021&quot;, &quot;9&quot;, &quot;26&quot;]]}, &quot;page&quot;: &quot;2021.09.22.21263949&quot;, &quot;publisher&quot;: &quot;Cold Spring Harbor Laboratory Press&quot;, &quot;title&quot;: &quot;Who is at risk of poor mental health following COVID-19 outpatient management?&quot;, &quot;type&quot;: &quot;article-journal&quot;}, &quot;uris&quot;: [&quot;http://www.mendeley.com/documents/?uuid=da74aead-a124-3b23-8ad6-0b681539ef4a&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pjcY7zntCK"/><text:span text:style-name="T54">[4]</text:span><text:reference-mark-end text:name="ADDIN CSL_CITATION {&quot;citationItems&quot;: [{&quot;id&quot;: &quot;ITEM-1&quot;, &quot;itemData&quot;: {&quot;DOI&quot;: &quot;10.1101/2021.09.22.21263949&quot;, &quot;abstract&quot;: &quot;Background COVID-19 convalescents are at risk of developing a de novo mental health disorder or of worsening of a pre-existing one. The objectives of our study was to phenotype individuals at highest risk of mental health disorders among COVID-19 outpatients.\n\nMethods We conducted a binational online survey study with adult non-hospitalized COVID-19 convalescents (Austria/AT: n=1157, Italy/IT: n= 893). Primary endpoints were positive screening for depression and anxiety (PHQ-4, Patient Health Questionnaire) and self-perceived overall mental health and quality of life rated with 4 point Likert scales. Psychosocial stress was surveyed with a modified PHQ stress module. Associations of the mental health with socio-demographic variables, COVID-19 course and recovery data were assessed by multi-parameter random forest and serial univariable modeling. Mental disorder risk subsets were defined by self-organizing map and hierarchical clustering algorithms. The survey analyses are publicly available ([https://im2-ibk.shinyapps.io/mental\\_health\\_dashboard/][1]).\n\nResults In the study cohorts, 4.6 (IT)/6% (AT) of participants reported depression and/or anxiety before to infection. At a median of 79 days (AT)/96 days (IT) post COVID-19 onset, 12.4 (AT)/19.3% (IT) of subjects were screened positive for anxiety and 17.3 (AT)/23.2% (IT) for depression. Over one-fifth of the respondents rated their overall mental health (AT: 21.8%, IT: 24.1%) or quality of life (AT: 20.3%, IT: 25.9%) as fair or poor. In both study collectives, psychosocial stress, high numbers of acute and persistent COVID-19 complaints and the presence of acute neurocognitive symptoms (impaired concentration, confusion, forgetfulness) were the strongest correlates of deteriorating mental health and poor quality of life. In clustering analysis, these variables defined a \u2018high risk\u2019 subset with particularly high propensity of post-COVID-19 mental health impairment and decreased quality of life. Pre-existing depression or anxiety was associated with an increased symptom burden during acute COVID-19 and recovery.\n\nConclusion Our study revealed a bidirectional relationship between COVID-19 symptoms and mental health. We put forward specific acute symptoms of the disease as \u2018red flags\u2019 of mental health deterioration which should prompt general practitioners to identify COVID-19 patients who may benefit from early psychological and psychiatric intervention.\n\nTrial registration [ClinicalTrials.gov][2]: [NCT0\u2026&quot;, &quot;author&quot;: [{&quot;dropping-particle&quot;: &quot;&quot;, &quot;family&quot;: &quot;H\u00fcfner&quot;, &quot;given&quot;: &quot;Katharina&quot;, &quot;non-dropping-particle&quot;: &quot;&quot;, &quot;parse-names&quot;: false, &quot;suffix&quot;: &quot;&quot;}, {&quot;dropping-particle&quot;: &quot;&quot;, &quot;family&quot;: &quot;Tymoszuk&quot;, &quot;given&quot;: &quot;Piotr&quot;, &quot;non-dropping-particle&quot;: &quot;&quot;, &quot;parse-names&quot;: false, &quot;suffix&quot;: &quot;&quot;}, {&quot;dropping-particle&quot;: &quot;&quot;, &quot;family&quot;: &quot;Ausserhofer&quot;, &quot;given&quot;: &quot;Dietmar&quot;, &quot;non-dropping-particle&quot;: &quot;&quot;, &quot;parse-names&quot;: false, &quot;suffix&quot;: &quot;&quot;}, {&quot;dropping-particle&quot;: &quot;&quot;, &quot;family&quot;: &quot;Sahanic&quot;, &quot;given&quot;: &quot;Sabina&quot;, &quot;non-dropping-particle&quot;: &quot;&quot;, &quot;parse-names&quot;: false, &quot;suffix&quot;: &quot;&quot;}, {&quot;dropping-particle&quot;: &quot;&quot;, &quot;family&quot;: &quot;Pizzini&quot;, &quot;given&quot;: &quot;Alex&quot;, &quot;non-dropping-particle&quot;: &quot;&quot;, &quot;parse-names&quot;: false, &quot;suffix&quot;: &quot;&quot;}, {&quot;dropping-particle&quot;: &quot;&quot;, &quot;family&quot;: &quot;Rass&quot;, &quot;given&quot;: &quot;Verena&quot;, &quot;non-dropping-particle&quot;: &quot;&quot;, &quot;parse-names&quot;: false, &quot;suffix&quot;: &quot;&quot;}, {&quot;dropping-particle&quot;: &quot;&quot;, &quot;family&quot;: &quot;Galffy&quot;, &quot;given&quot;: &quot;Matyas&quot;, &quot;non-dropping-particle&quot;: &quot;&quot;, &quot;parse-names&quot;: false, &quot;suffix&quot;: &quot;&quot;}, {&quot;dropping-particle&quot;: &quot;&quot;, &quot;family&quot;: &quot;B\u00f6hm&quot;, &quot;given&quot;: &quot;Anna&quot;, &quot;non-dropping-particle&quot;: &quot;&quot;, &quot;parse-names&quot;: false, &quot;suffix&quot;: &quot;&quot;}, {&quot;dropping-particle&quot;: &quot;&quot;, &quot;family&quot;: &quot;Kurz&quot;, &quot;given&quot;: &quot;Katharina&quot;, &quot;non-dropping-particle&quot;: &quot;&quot;, &quot;parse-names&quot;: false, &quot;suffix&quot;: &quot;&quot;}, {&quot;dropping-particle&quot;: &quot;&quot;, &quot;family&quot;: &quot;Sonnweber&quot;, &quot;given&quot;: &quot;Thomas&quot;, &quot;non-dropping-particle&quot;: &quot;&quot;, &quot;parse-names&quot;: false, &quot;suffix&quot;: &quot;&quot;}, {&quot;dropping-particle&quot;: &quot;&quot;, &quot;family&quot;: &quot;Tancevski&quot;, &quot;given&quot;: &quot;Ivan&quot;, &quot;non-dropping-particle&quot;: &quot;&quot;, &quot;parse-names&quot;: false, &quot;suffix&quot;: &quot;&quot;}, {&quot;dropping-particle&quot;: &quot;&quot;, &quot;family&quot;: &quot;Kiechl&quot;, &quot;given&quot;: &quot;Stefan&quot;, &quot;non-dropping-particle&quot;: &quot;&quot;, &quot;parse-names&quot;: false, &quot;suffix&quot;: &quot;&quot;}, {&quot;dropping-particle&quot;: &quot;&quot;, &quot;family&quot;: &quot;Huber&quot;, &quot;given&quot;: &quot;Andreas&quot;, &quot;non-dropping-particle&quot;: &quot;&quot;, &quot;parse-names&quot;: false, &quot;suffix&quot;: &quot;&quot;}, {&quot;dropping-particle&quot;: &quot;&quot;, &quot;family&quot;: &quot;Plagg&quot;, &quot;given&quot;: &quot;Barbara&quot;, &quot;non-dropping-particle&quot;: &quot;&quot;, &quot;parse-names&quot;: false, &quot;suffix&quot;: &quot;&quot;}, {&quot;dropping-particle&quot;: &quot;&quot;, &quot;family&quot;: &quot;Wiedermann&quot;, &quot;given&quot;: &quot;Christian&quot;, &quot;non-dropping-particle&quot;: &quot;&quot;, &quot;parse-names&quot;: false, &quot;suffix&quot;: &quot;&quot;}, {&quot;dropping-particle&quot;: &quot;&quot;, &quot;family&quot;: &quot;Bellmann-Weiler&quot;, &quot;given&quot;: &quot;Rosa&quot;, &quot;non-dropping-particle&quot;: &quot;&quot;, &quot;parse-names&quot;: false, &quot;suffix&quot;: &quot;&quot;}, {&quot;dropping-particle&quot;: &quot;&quot;, &quot;family&quot;: &quot;Bachler&quot;, &quot;given&quot;: &quot;Herbert&quot;, &quot;non-dropping-particle&quot;: &quot;&quot;, &quot;parse-names&quot;: false, &quot;suffix&quot;: &quot;&quot;}, {&quot;dropping-particle&quot;: &quot;&quot;, &quot;family&quot;: &quot;Weiss&quot;, &quot;given&quot;: &quot;G\u00fcnter&quot;, &quot;non-dropping-particle&quot;: &quot;&quot;, &quot;parse-names&quot;: false, &quot;suffix&quot;: &quot;&quot;}, {&quot;dropping-particle&quot;: &quot;&quot;, &quot;family&quot;: &quot;Piccoliori&quot;, &quot;given&quot;: &quot;Giuliano&quot;, &quot;non-dropping-particle&quot;: &quot;&quot;, &quot;parse-names&quot;: false, &quot;suffix&quot;: &quot;&quot;}, {&quot;dropping-particle&quot;: &quot;&quot;, &quot;family&quot;: &quot;Helbok&quot;, &quot;given&quot;: &quot;Raimund&quot;, &quot;non-dropping-particle&quot;: &quot;&quot;, &quot;parse-names&quot;: false, &quot;suffix&quot;: &quot;&quot;}, {&quot;dropping-particle&quot;: &quot;&quot;, &quot;family&quot;: &quot;L\u00f6ffler-Ragg&quot;, &quot;given&quot;: &quot;Judith&quot;, &quot;non-dropping-particle&quot;: &quot;&quot;, &quot;parse-names&quot;: false, &quot;suffix&quot;: &quot;&quot;}, {&quot;dropping-particle&quot;: &quot;&quot;, &quot;family&quot;: &quot;Sperner-Unterweger&quot;, &quot;given&quot;: &quot;Barbara&quot;, &quot;non-dropping-particle&quot;: &quot;&quot;, &quot;parse-names&quot;: false, &quot;suffix&quot;: &quot;&quot;}, {&quot;dropping-particle&quot;: &quot;&quot;, &quot;family&quot;: &quot;Loeffler-Ragg&quot;, &quot;given&quot;: &quot;Judith&quot;, &quot;non-dropping-particle&quot;: &quot;&quot;, &quot;parse-names&quot;: false, &quot;suffix&quot;: &quot;&quot;}], &quot;container-title&quot;: &quot;medRxiv&quot;, &quot;id&quot;: &quot;ITEM-1&quot;, &quot;issued&quot;: {&quot;date-parts&quot;: [[&quot;2021&quot;, &quot;9&quot;, &quot;26&quot;]]}, &quot;page&quot;: &quot;2021.09.22.21263949&quot;, &quot;publisher&quot;: &quot;Cold Spring Harbor Laboratory Press&quot;, &quot;title&quot;: &quot;Who is at risk of poor mental health following COVID-19 outpatient management?&quot;, &quot;type&quot;: &quot;article-journal&quot;}, &quot;uris&quot;: [&quot;http://www.mendeley.com/documents/?uuid=da74aead-a124-3b23-8ad6-0b681539ef4a&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pjcY7zntCK"/>⁠.</text:p>
      <text:p text:style-name="Text_20_body"/>
      <text:p text:style-name="Text_20_body"><text:span text:style-name="T2">Issue 5:</text:span> Was vaccination status assessed, especially in South Tyrol where 30% of cases were in the winter/spring 2021. While not an emphasis of this report, the role of vaccine in preventing or attenuating Long-COVID is another topic of interest.</text:p>
      <text:p text:style-name="Text_20_body"><text:span text:style-name="T2">Answer 5:</text:span> At the time of study initiation and design (Summer 2020), anti-SARS-CoV-2 vaccines were only at their early development stage. For this reason, no item on vaccination status was included in the survey. Instead, the vaccination interest was queried (<text:span text:style-name="T2">Supplementary File</text:span>) and is being analyzed as a part of study sub-project. The assessment of vaccination status and type of received vaccine and number of doses will be included in the follow-up survey.</text:p>
      <text:p text:style-name="Text_20_body"/>
      <text:p text:style-name="Text_20_body"><text:span text:style-name="T2">Issue 6:</text:span> Table 3: what does "Subjective complete convalescence" refer to?</text:p>
      <text:p text:style-name="Text_20_body">Answer 6: We apologize for this unclarity. The ‘Subjective complete convalescence’ was measured by a single yes/no item. We explain this in <text:span text:style-name="T76">Methods, </text:span>Supplementary Methods and <text:span text:style-name="T17">Supplementary Table S1</text:span>.</text:p>
      <text:h text:style-name="P48" text:outline-level="1">Submission issues</text:h>
      <text:p text:style-name="P18"><text:span text:style-name="T77">Issue 1:</text:span> Each author must complete the ICMJE Uniform Disclosure Form for Potential Conflicts of Interest, available at: <text:s/><text:a xlink:type="simple" xlink:href="http://www.icmje.org/disclosure-of-interest/" text:style-name="Internet_20_link" text:visited-style-name="Visited_20_Internet_20_Link">http://www.icmje.org/disclosure-of-interest/</text:a>. The corresponding author is responsible for collecting the forms from each author. The completed forms must be uploaded electronically as part of the revision. </text:p>
      <text:p text:style-name="P18"><text:span text:style-name="T2">Answer 1</text:span>: Done as requested. The COI forms are attached as a .zip file to the submission.</text:p>
      <text:p text:style-name="Text_20_body"/>
      <text:p text:style-name="P19"><text:span text:style-name="T2">Issue 2:</text:span> Include on the title page of the manuscript a brief, 40-word summary of your article's main point. If accepted, this will be published under the article heading in the journal's table of contents. To ensure proper indexing, please list each author by their given name first, followed by their surname.</text:p>
      <text:p text:style-name="P20"><text:span text:style-name="T2">Answer 2:</text:span> The brief summary is included on the title page. The summary was adapted to the altered focus of the manuscript (clustering of symptoms and participants with persistent manifestations). <text:span text:style-name="T78">The author names are spelled correctly.</text:span></text:p>
      <text:p text:style-name="P20"/>
      <text:p text:style-name="P20"><text:span text:style-name="T2">Issue 3:</text:span> The main text of the article cannot exceed 3,000 words.</text:p>
      <text:p text:style-name="P20"><text:span text:style-name="T2">Answer 3:</text:span> The text <text:span text:style-name="T95">(Introduction, Results, Discussion, Conclusion)</text:span> was shortened to keep the 3000 words limit.</text:p>
      <text:p text:style-name="Text_20_body"/>
      <text:p text:style-name="Text_20_body"><text:span text:style-name="T19">Issue </text:span><text:span text:style-name="T2">4:</text:span> Figure files must be in TIF or EPS format and submitted as separate files using CMYK colors with fonts embedded. Multipart figures should be submitted as a single file with panels labeled within the image. Figure legends should appear at the end of the manuscript, and not in the image file. Photographs must be 300 ppi at 100% and line drawings must be 600 dpi. <text:s/>Text within a figure should be Arial, Times, and/or Symbol in 8-12 point. Figure quality can be checked by zooming in to a larger size; the figure will not reproduce well in the published article if the text or graphic is pixelated or broken when enlarged. <text:s/>Note that PDF, .jpeg and .doc files are not acceptable for figure reproduction.</text:p>
      <text:p text:style-name="P21"><text:span text:style-name="T2">Answer 4:</text:span> We provide the figures as separate, font-embedded EPS files.</text:p>
      <text:p text:style-name="Text_20_body"/>
      <text:p text:style-name="Text_20_body"><text:soft-page-break/><text:span text:style-name="T19">Issue </text:span><text:span text:style-name="T2">5:</text:span> Complete contact information for an alternate corresponding author in the event that the corresponding author is unavailable.</text:p>
      <text:p text:style-name="P21"><text:span text:style-name="T2">Answer 5:</text:span> Contact information for all three equally contributing study authors is provided on the title page.</text:p>
      <text:p text:style-name="Text_20_body"/>
      <text:p text:style-name="Text_20_body"><text:span text:style-name="T20">Issue </text:span><text:span text:style-name="T2">6:</text:span> All sources of funding and conflict of interest information must be listed in the Notes section of the manuscript, at the end of the main text. If no author has a potential conflict of interest or funding source, a statement to this effect must be included.</text:p>
      <text:p text:style-name="P22"><text:span text:style-name="T2">Answer </text:span><text:span text:style-name="T21">6</text:span><text:span text:style-name="T2">: </text:span>The COI statements and the complete funding information is included in the Notes section of the revised manuscript.</text:p>
      <text:p text:style-name="P22"/>
      <text:p text:style-name="P22"><text:span text:style-name="T21">Issue </text:span><text:span text:style-name="T2">7:</text:span> If any change is made to the author listing, such as a reordering of authors or an addition of an author, an agreement form signed by all authors must be submitted to the editorial office before the revision can be processed. </text:p>
      <text:p text:style-name="P23"><text:span text:style-name="T2">Answer 6:</text:span> The author list stays unchanged.</text:p>
      <text:p text:style-name="Text_20_body"/>
      <text:p text:style-name="Text_20_body"><text:span text:style-name="T22">Issue </text:span><text:span text:style-name="T2">8:</text:span> Any supplementary data will be published online only. Note that this material is not typeset or copy edited. It is the author's responsibility to ensure the submitted material is proof ready with no errors or changes needed. Supplemental data files must be separate from the main manuscript. Do not include any supplemental data legends in the main file.</text:p>
      <text:p text:style-name="P24"><text:span text:style-name="T2">Answer 8: </text:span>The Supplementary Material was cross-checked for possible errors.</text:p>
      <text:p text:style-name="P24"/>
      <text:p text:style-name="P24"><text:span text:style-name="T23">Issue </text:span><text:span text:style-name="T2">9:</text:span> A highlighted version of the revision with all changes marked. A final, clean version should also be uploaded for production usage.</text:p>
      <text:p text:style-name="P25"><text:span text:style-name="T2">Answer 9:</text:span> Both the version with the changes highlighted (red) and the clear text are provided.</text:p>
      <text:p text:style-name="P25"/>
      <text:p text:style-name="P25"><text:span text:style-name="T24">Issue </text:span><text:span text:style-name="T2">10:</text:span> A Response to Reviewers document, which must include line-by-line responses to the previous reviewer comments.</text:p>
      <text:p text:style-name="P26"><text:soft-page-break/><text:span text:style-name="T2">Answer 10:</text:span> A file with the detailed point-to-point reply is provided.</text:p>
      <text:p text:style-name="Text_20_body"/>
      <text:h text:style-name="P47" text:outline-level="1">Other changes to the analyses and manuscript</text:h>
      <text:p text:style-name="P26"><text:span text:style-name="T2">Change 1:</text:span> The R code of the analysis pipeline was optimized and redundant code parts were removed. The updated R pipeline is available from <text:a xlink:type="simple" xlink:href="https://github.com/PiotrTymoszuk/health-after-COVID19-analysis-pipeline" text:style-name="Internet_20_link" text:visited-style-name="Visited_20_Internet_20_Link">https://github.com/PiotrTymoszuk/health-after-COVID19-analysis-pipeline</text:a>.</text:p>
      <text:p text:style-name="P28"><text:span text:style-name="T24">Change 2:</text:span><text:span text:style-name="T82"> An updated set of R clustering tools with an optimized interface and functions for visualization and clustering quality control was used (</text:span><text:a xlink:type="simple" xlink:href="https://github.com/PiotrTymoszuk/clustering-tools-2" text:style-name="Internet_20_link" text:visited-style-name="Visited_20_Internet_20_Link"><text:span text:style-name="T82">https://github.com/PiotrTymoszuk/clustering-tools-2</text:span></text:a><text:span text:style-name="T82">).</text:span></text:p>
      <text:p text:style-name="P26"><text:span text:style-name="T2">Change 3:</text:span> Simple matching distance between the symptoms were calculated with the <text:span text:style-name="T34">sm()</text:span> function from <text:span text:style-name="T34">nomclust</text:span> package instead of the original <text:span text:style-name="T34">smc()</text:span> tool from <text:span text:style-name="T34">scrime</text:span> package. Both tools return the same distance values but the <text:span text:style-name="T34">sm()</text:span> can handle binary data (0/1 for symptom absent/present) directly.</text:p>
      <text:p text:style-name="P29"><text:span text:style-name="T26">Change 4:</text:span><text:span text:style-name="T83"> The Abstract section was adapted to the altered focus of the revised manuscript. The changes are highlighted in red.</text:span></text:p>
      <text:p text:style-name="P27"><text:span text:style-name="T2">Change 5:</text:span> Minor changes to the Introduction section to shorten the main text.</text:p>
      <text:p text:style-name="P30"><text:span text:style-name="T27">Change 6:</text:span><text:span text:style-name="T79"> Redundant call to Tables 1 – 3 removed from Methods for the sake of text brevity.</text:span></text:p>
      <text:p text:style-name="P31"><text:span text:style-name="T28">Change 7:</text:span><text:span text:style-name="T80"> </text:span><text:span text:style-name="T81">Methods, w</text:span><text:span text:style-name="T48">orking definitions of long COVID-19 and PASC were included as well as short updated description of the physical performance, quality of life, mental health and stress assessment scales.</text:span></text:p>
      <text:p text:style-name="P32"><text:span text:style-name="T29">Change 8:</text:span><text:span text:style-name="T81"> Changes in the statistical analysis section of Methods were introduced to match the updated analysis strategy.</text:span></text:p>
      <text:p text:style-name="P33"><text:span text:style-name="T2">Change 9:</text:span> The section Study population was shortened, to keep with the word limit. Comparisons of the age, sex and employment structure with the general convalescent population or the regional and national census data was included as requested by the Reviewers. <text:span text:style-name="T84">Information concerning the long observation time subjects, whose data were used in the PASC analyses, was added.</text:span></text:p>
      <text:p text:style-name="P34"><text:span text:style-name="T2">Change 10:</text:span> Results, Characteristic of acute COVID-19 and recovery trajectories: the phrase: ‘<text:span text:style-name="T90">for 18 – 27.3% the feeling of severe sickness persisted for longer than 2 weeks, i. e. the duration of the official quarantine. In 29.5 – 32.2% of the convalescents the queried symptoms resolved within two weeks.</text:span><text:span text:style-name="T85">’ was removed, since the duration of quarantine varies between the regions and the current testing strategy, as pointed out by a Reviewer. </text:span><text:span text:style-name="T86">The symptom persistence beyond 14 days is not the focus of the manuscript. Hence, w</text:span><text:span text:style-name="T85">e feel this data is not relevant for the interpretation of the remaining results.</text:span></text:p>
      <text:p text:style-name="P35"><text:soft-page-break/><text:span text:style-name="T91">Change 10:</text:span><text:span text:style-name="T85"> Results, Characteristic of acute COVID-19 and recovery trajectories. </text:span><text:span text:style-name="T89">A</text:span><text:span text:style-name="T87"> sentence on PASC rates in the subset with a longer observation time was added as suggested by Reviewer 2.</text:span></text:p>
      <text:p text:style-name="P36"><text:span text:style-name="T2">Change 11:</text:span> <text:span text:style-name="T88">Results, Characteristic of acute COVID-19 and recovery trajectories. </text:span><text:span text:style-name="T89">T</text:span><text:span text:style-name="T85">he redundant phrase </text:span>‘<text:span text:style-name="T90">present in the first two weeks</text:span><text:span text:style-name="T85">’ removed to keep with the word limit.</text:span></text:p>
      <text:p text:style-name="P37"><text:span text:style-name="T91">Change 12:</text:span><text:span text:style-name="T85"> </text:span><text:span text:style-name="T88">Results, Characteristic of acute COVID-19 and recovery trajectories. </text:span><text:span text:style-name="T89">R</text:span><text:span text:style-name="T85">edundant modeling </text:span><text:span text:style-name="T65">β values presented in the Figure 2C and Supplementary Figure S1B removed from the text.</text:span></text:p>
      <text:p text:style-name="P38"><text:span text:style-name="T69">Change 13:</text:span><text:span text:style-name="T65"> Prevalence of acute and persistent COVID-19 symptoms. Daytime tiredness, erroneous percent value for the Tyrol cohort (TY) corrected to 47%.</text:span></text:p>
      <text:p text:style-name="P39"><text:span text:style-name="T69">Change 1</text:span><text:span text:style-name="T70">4</text:span><text:span text:style-name="T69">:</text:span><text:span text:style-name="T65"> Prevalence of acute and persistent COVID-19 symptoms. </text:span><text:span text:style-name="T66">A sentence on leading PASC symptoms was added.</text:span></text:p>
      <text:p text:style-name="P40"><text:span text:style-name="T71">C</text:span><text:span text:style-name="T69">hange 15:</text:span><text:span text:style-name="T65"> </text:span><text:span text:style-name="T67">Prevalence of acute and persistent COVID-19 symptoms. </text:span><text:span text:style-name="T65">The final paragraph was re-formulated and the detailed description of performance loss figures and the data on rehabilitation need were removed as less relavant for interpretation of the revised manuscript.</text:span></text:p>
      <text:p text:style-name="P41"><text:span text:style-name="T71">C</text:span><text:span text:style-name="T69">hange 16:</text:span><text:span text:style-name="T65"> A chapter with description of the long COVID and PASC participant clusters was added to Results (</text:span><text:span text:style-name="T92">Phenotypic diversity of long COVID and PASC</text:span><text:span text:style-name="T93">).</text:span></text:p>
      <text:p text:style-name="P42"><text:span text:style-name="T69">Cha</text:span><text:span text:style-name="T72">n</text:span><text:span text:style-name="T69">ge 17:</text:span><text:span text:style-name="T65"> </text:span><text:span text:style-name="T68">Results of modeling of acute COVID-19 symptom count, long COVID and PASC risk were summarized in an abbreviated form in the section ‘Factors linked to acute COVID severity and protracted recovery’ of Results.</text:span></text:p>
      <text:p text:style-name="P43"><text:span text:style-name="T2">Change 18:</text:span> Discussion and especially its parts concerning modeling were shortened and paragraphs tackling clustering results and limitations were changed to address Reviewers’ issues.</text:p>
      <text:p text:style-name="P44"><text:span text:style-name="T30">Change 19:</text:span><text:span text:style-name="T94"> The Conclusion section was re-written to keep with the altered focus of the manuscript.</text:span></text:p>
      <text:p text:style-name="P45"><text:span text:style-name="T2">Change 20:</text:span> COI disclosure was added for Piotr Tymoszuk </text:p>
      <text:h text:style-name="P47" text:outline-level="1">References</text:h>
      <text:section text:style-name="Sect1" text:name="ADDIN Mendeley Bibliography CSL_BIBLIOGRAPHY  RND9ZpadnhrMn">
        <text:p text:style-name="P1">1. <text:tab/>Leng M, Wang J, Cheng J, Zhou H, Chen X. Adaptive semi-supervised clustering algorithm with label propagation. J Softw Eng <text:span text:style-name="T1">2014</text:span>; 8:14–22. </text:p>
        <text:p text:style-name="P1">2. <text:tab/>Lelis L, Sander J. Semi-supervised density-based clustering. Proc - IEEE Int Conf Data Mining, ICDM <text:span text:style-name="T1">2009</text:span>; :842–847. </text:p>
        <text:p text:style-name="P1">3. <text:tab/>Glennan T, Leckie C, Erfani SM. Improved Classification of Known and Unknown Network Traffic Flows Using Semi-supervised Machine Learning. Lect Notes Comput Sci (including Subser Lect Notes Artif Intell Lect Notes Bioinformatics) <text:span text:style-name="T1">2016</text:span>; 9723:493–501. Available at: https://link.springer.com/chapter/10.1007/978-3-319-40367-0_33. Accessed 8 November 2021.</text:p>
        <text:p text:style-name="P1">4. <text:tab/>Hüfner K, Tymoszuk P, Ausserhofer D, et al. Who is at risk of poor mental health following COVID-19 outpatient management? medRxiv <text:span text:style-name="T1">2021</text:span>; :2021.09.22.21263949. Available at: https://doi.org/10.1101/2021.09.22.21263949. Accessed 11 October 2021.</text:p>
        <text:p text:style-name="P1">5. <text:tab/>Dezeure R, Bühlmann P, Meier L, Meinshausen N. High-dimensional inference: Confidence intervals, P-values and R-software hdi. Stat Sci <text:span text:style-name="T1">2015</text:span>; 30:533–558. Available at: http://arxiv.org/abs/1408.4026. Accessed 18 July 2021.</text:p>
        <text:p text:style-name="P2">6. <text:tab/>Tibshirani R. Regression Shrinkage and Selection via the Lasso. J R Stat Soc Ser B <text:span text:style-name="T1">1996</text:span>; 58:267–288. Available at: http://www.jstor.org/stable/2346178.</text:p>
      </text:section>
      <text:p text:style-name="P17"><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 svg:font-family="Calibri"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5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in" fo:margin-bottom="0.1in" style:contextual-spacing="false" fo:line-height="15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in" fo:margin-bottom="0.1in" style:contextual-spacing="false"/>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default-outline-level="" style:class="extra"/>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Revision" style:family="paragraph" style:default-outline-level="">
      <style:paragraph-properties fo:margin-top="0in" fo:margin-bottom="0in" style:contextual-spacing="false" fo:text-align="start" style:justify-single-word="false" fo:orphans="2" fo:widows="2" fo:hyphenation-ladder-count="no-limit" style:writing-mode="lr-tb"/>
      <style:text-properties style:font-name-complex="Mangal" style:font-family-complex="Mangal" style:font-family-generic-complex="system" style:font-pitch-complex="variable" style:font-size-complex="10.5pt" fo:hyphenate="true" fo:hyphenation-remain-char-count="2" fo:hyphenation-push-char-count="2" loext:hyphenation-no-caps="false"/>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Kommentartext_20_Zchn" style:display-name="Kommentartext Zchn"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04</meta:editing-cycles>
    <meta:creation-date>2021-11-08T11:50:00</meta:creation-date>
    <dc:date>2021-11-16T21:31:28.392000000</dc:date>
    <dc:language>en-US</dc:language>
    <meta:editing-duration>PT19H45M29S</meta:editing-duration>
    <meta:generator>LibreOffice/7.0.5.2$Windows_X86_64 LibreOffice_project/64390860c6cd0aca4beafafcfd84613dd9dfb63a</meta:generator>
    <meta:document-statistic meta:table-count="0" meta:image-count="0" meta:object-count="0" meta:page-count="17" meta:paragraph-count="111" meta:word-count="5260" meta:character-count="34594" meta:non-whitespace-character-count="29407"/>
    <meta:user-defined meta:name="AppVersion">16.0000</meta:user-defined>
    <meta:user-defined meta:name="Mendeley Citation Style_1">http://www.zotero.org/styles/clinical-infectious-diseases</meta:user-defined>
    <meta:user-defined meta:name="Mendeley Document_1">True</meta:user-defined>
    <meta:user-defined meta:name="Mendeley Unique User Id_1">6a8888e2-70a7-320b-9bfa-708259200409</meta:user-defined>
    <meta:template xlink:type="simple" xlink:actuate="onRequest" xlink:title="Normal.dotm" xlink:href=""/>
  </office:meta>
</office:document-meta>
</file>